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65.06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95.95pt"/>
    </style:style>
    <style:style style:name="co6" style:family="table-column">
      <style:table-column-properties fo:break-before="auto" style:column-width="58.9pt"/>
    </style:style>
    <style:style style:name="co7" style:family="table-column">
      <style:table-column-properties fo:break-before="auto" style:column-width="79.74pt"/>
    </style:style>
    <style:style style:name="co8" style:family="table-column">
      <style:table-column-properties fo:break-before="auto" style:column-width="112.14pt"/>
    </style:style>
    <style:style style:name="co9" style:family="table-column">
      <style:table-column-properties fo:break-before="auto" style:column-width="73.3pt"/>
    </style:style>
    <style:style style:name="co10" style:family="table-column">
      <style:table-column-properties fo:break-before="auto" style:column-width="81.3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est #</text:p>
          </table:table-cell>
          <table:table-cell office:value-type="string" calcext:value-type="string">
            <text:p>Noise Power dB</text:p>
          </table:table-cell>
          <table:table-cell office:value-type="string" calcext:value-type="string">
            <text:p>Noise Power</text:p>
          </table:table-cell>
          <table:table-cell table:number-columns-repeated="2" office:value-type="string" calcext:value-type="string">
            <text:p>Transmitting dB</text:p>
          </table:table-cell>
          <table:table-cell office:value-type="string" calcext:value-type="string">
            <text:p>Jamming dB</text:p>
          </table:table-cell>
          <table:table-cell office:value-type="string" calcext:value-type="string">
            <text:p>Jamming Power</text:p>
          </table:table-cell>
          <table:table-cell office:value-type="string" calcext:value-type="string">
            <text:p>SJR dB</text:p>
          </table:table-cell>
          <table:table-cell office:value-type="string" calcext:value-type="string">
            <text:p>SJR Power</text:p>
          </table:table-cell>
          <table:table-cell office:value-type="string" calcext:value-type="string">
            <text:p>Jamming Type</text:p>
          </table:table-cell>
          <table:table-cell office:value-type="string" calcext:value-type="string">
            <text:p>Using Mod Interleaver?</text:p>
          </table:table-cell>
          <table:table-cell office:value-type="string" calcext:value-type="string">
            <text:p>Jamming Gain</text:p>
          </table:table-cell>
          <table:table-cell office:value-type="string" calcext:value-type="string">
            <text:p>Packets Recv</text:p>
          </table:table-cell>
          <table:table-cell office:value-type="string" calcext:value-type="string">
            <text:p>Packets Missed</text:p>
          </table:table-cell>
          <table:table-cell office:value-type="string" calcext:value-type="string">
            <text:p>Error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3" calcext:value-type="float">
            <text:p>-83</text:p>
          </table:table-cell>
          <table:table-cell table:formula="of:=10^([.B2]/10)" office:value-type="float" office:value="0.00000000501187233627271" calcext:value-type="float">
            <text:p>5.01187233627271E-09</text:p>
          </table:table-cell>
          <table:table-cell office:value-type="float" office:value="-60.2" calcext:value-type="float">
            <text:p>-60.2</text:p>
          </table:table-cell>
          <table:table-cell table:formula="of:=10^([.D2]/10)" office:value-type="float" office:value="0.000000954992586021435" calcext:value-type="float">
            <text:p>9.54992586021435E-07</text:p>
          </table:table-cell>
          <table:table-cell office:value-type="float" office:value="-44.35" calcext:value-type="float">
            <text:p>-44.35</text:p>
          </table:table-cell>
          <table:table-cell table:formula="of:=10^([.F2]/10)" office:value-type="float" office:value="0.0000367282300498084" calcext:value-type="float">
            <text:p>3.67282300498084E-05</text:p>
          </table:table-cell>
          <table:table-cell table:formula="of:=10*LOG10([.I2])" office:value-type="float" office:value="-15.8722594444324" calcext:value-type="float">
            <text:p>-15.8722594444324</text:p>
          </table:table-cell>
          <table:table-cell table:formula="of:=([.E2]-[.C2])/([.G2]-[.C2])" office:value-type="float" office:value="0.0258686673127119" calcext:value-type="float">
            <text:p>0.025868667312712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1-([.M2]-[.N2])/[.M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83.55" calcext:value-type="float">
            <text:p>-83.55</text:p>
          </table:table-cell>
          <table:table-cell table:formula="of:=10^([.B3]/10)" office:value-type="float" office:value="0.00000000441570447353312" calcext:value-type="float">
            <text:p>4.41570447353312E-09</text:p>
          </table:table-cell>
          <table:table-cell office:value-type="float" office:value="-60.15" calcext:value-type="float">
            <text:p>-60.15</text:p>
          </table:table-cell>
          <table:table-cell table:formula="of:=10^([.D3]/10)" office:value-type="float" office:value="0.000000966050878989814" calcext:value-type="float">
            <text:p>9.66050878989814E-07</text:p>
          </table:table-cell>
          <table:table-cell office:value-type="float" office:value="-64.2" calcext:value-type="float">
            <text:p>-64.2</text:p>
          </table:table-cell>
          <table:table-cell table:formula="of:=10^([.F3]/10)" office:value-type="float" office:value="0.000000380189396320561" calcext:value-type="float">
            <text:p>3.80189396320561E-07</text:p>
          </table:table-cell>
          <table:table-cell table:formula="of:=10*LOG10([.I3])" office:value-type="float" office:value="4.08083968895227" calcext:value-type="float">
            <text:p>4.08083968895227</text:p>
          </table:table-cell>
          <table:table-cell table:formula="of:=([.E3]-[.C3])/([.G3]-[.C3])" office:value-type="float" office:value="2.55908062586709" calcext:value-type="float">
            <text:p>2.55908062586709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722" calcext:value-type="float">
            <text:p>722</text:p>
          </table:table-cell>
          <table:table-cell office:value-type="float" office:value="32" calcext:value-type="float">
            <text:p>32</text:p>
          </table:table-cell>
          <table:table-cell table:formula="of:=1-([.M3]-[.N3])/[.M3]" office:value-type="float" office:value="0.0443213296398892" calcext:value-type="float">
            <text:p>0.0443213296398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83.75" calcext:value-type="float">
            <text:p>-83.75</text:p>
          </table:table-cell>
          <table:table-cell table:formula="of:=10^([.B4]/10)" office:value-type="float" office:value="0.00000000421696503428582" calcext:value-type="float">
            <text:p>4.21696503428582E-09</text:p>
          </table:table-cell>
          <table:table-cell office:value-type="float" office:value="-60.1" calcext:value-type="float">
            <text:p>-60.1</text:p>
          </table:table-cell>
          <table:table-cell table:formula="of:=10^([.D4]/10)" office:value-type="float" office:value="0.000000977237220955811" calcext:value-type="float">
            <text:p>9.77237220955811E-07</text:p>
          </table:table-cell>
          <table:table-cell office:value-type="float" office:value="-59.65" calcext:value-type="float">
            <text:p>-59.65</text:p>
          </table:table-cell>
          <table:table-cell table:formula="of:=10^([.F4]/10)" office:value-type="float" office:value="0.0000010839269140212" calcext:value-type="float">
            <text:p>1.0839269140212E-06</text:p>
          </table:table-cell>
          <table:table-cell table:formula="of:=10*LOG10([.I4])" office:value-type="float" office:value="-0.451852218772239" calcext:value-type="float">
            <text:p>-0.451852218772239</text:p>
          </table:table-cell>
          <table:table-cell table:formula="of:=([.E4]-[.C4])/([.G4]-[.C4])" office:value-type="float" office:value="0.901186709295863" calcext:value-type="float">
            <text:p>0.901186709295863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154" calcext:value-type="float">
            <text:p>154</text:p>
          </table:table-cell>
          <table:table-cell table:formula="of:=1-([.M4]-[.N4])/[.M4]" office:value-type="float" office:value="0.154" calcext:value-type="float">
            <text:p>0.1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82.65" calcext:value-type="float">
            <text:p>-82.65</text:p>
          </table:table-cell>
          <table:table-cell table:formula="of:=10^([.B5]/10)" office:value-type="float" office:value="0.00000000543250331492433" calcext:value-type="float">
            <text:p>5.43250331492433E-09</text:p>
          </table:table-cell>
          <table:table-cell office:value-type="float" office:value="-60.25" calcext:value-type="float">
            <text:p>-60.25</text:p>
          </table:table-cell>
          <table:table-cell table:formula="of:=10^([.D5]/10)" office:value-type="float" office:value="0.000000944060876285923" calcext:value-type="float">
            <text:p>9.44060876285923E-07</text:p>
          </table:table-cell>
          <table:table-cell office:value-type="float" office:value="-53.15" calcext:value-type="float">
            <text:p>-53.15</text:p>
          </table:table-cell>
          <table:table-cell table:formula="of:=10^([.F5]/10)" office:value-type="float" office:value="0.000004841723675841" calcext:value-type="float">
            <text:p>4.841723675841E-06</text:p>
          </table:table-cell>
          <table:table-cell table:formula="of:=10*LOG10([.I5])" office:value-type="float" office:value="-7.120187620193" calcext:value-type="float">
            <text:p>-7.120187620193</text:p>
          </table:table-cell>
          <table:table-cell table:formula="of:=([.E5]-[.C5])/([.G5]-[.C5])" office:value-type="float" office:value="0.194080203090985" calcext:value-type="float">
            <text:p>0.194080203090985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formula="of:=894+75" office:value-type="float" office:value="969" calcext:value-type="float">
            <text:p>969</text:p>
          </table:table-cell>
          <table:table-cell table:formula="of:=1-([.M5]-[.N5])/[.M5]" office:value-type="float" office:value="0.969" calcext:value-type="float">
            <text:p>0.9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82.65" calcext:value-type="float">
            <text:p>-82.65</text:p>
          </table:table-cell>
          <table:table-cell table:formula="of:=10^([.B6]/10)" office:value-type="float" office:value="0.00000000543250331492433" calcext:value-type="float">
            <text:p>5.43250331492433E-09</text:p>
          </table:table-cell>
          <table:table-cell office:value-type="float" office:value="-60.3" calcext:value-type="float">
            <text:p>-60.3</text:p>
          </table:table-cell>
          <table:table-cell table:formula="of:=10^([.D6]/10)" office:value-type="float" office:value="0.000000933254300796992" calcext:value-type="float">
            <text:p>9.33254300796992E-07</text:p>
          </table:table-cell>
          <table:table-cell office:value-type="float" office:value="-48.55" calcext:value-type="float">
            <text:p>-48.55</text:p>
          </table:table-cell>
          <table:table-cell table:formula="of:=10^([.F6]/10)" office:value-type="float" office:value="0.0000139636836105594" calcext:value-type="float">
            <text:p>1.39636836105594E-05</text:p>
          </table:table-cell>
          <table:table-cell table:formula="of:=10*LOG10([.I6])" office:value-type="float" office:value="-11.7736643570533" calcext:value-type="float">
            <text:p>-11.7736643570533</text:p>
          </table:table-cell>
          <table:table-cell table:formula="of:=([.E6]-[.C6])/([.G6]-[.C6])" office:value-type="float" office:value="0.0664712069121983" calcext:value-type="float">
            <text:p>0.066471206912198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1-([.M6]-[.N6])/[.M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82.65" calcext:value-type="float">
            <text:p>-82.65</text:p>
          </table:table-cell>
          <table:table-cell table:formula="of:=10^([.B7]/10)" office:value-type="float" office:value="0.00000000543250331492433" calcext:value-type="float">
            <text:p>5.43250331492433E-09</text:p>
          </table:table-cell>
          <table:table-cell office:value-type="float" office:value="-60.05" calcext:value-type="float">
            <text:p>-60.05</text:p>
          </table:table-cell>
          <table:table-cell table:formula="of:=10^([.D7]/10)" office:value-type="float" office:value="0.000000988553094656939" calcext:value-type="float">
            <text:p>9.88553094656939E-07</text:p>
          </table:table-cell>
          <table:table-cell office:value-type="float" office:value="-57.65" calcext:value-type="float">
            <text:p>-57.65</text:p>
          </table:table-cell>
          <table:table-cell table:formula="of:=10^([.F7]/10)" office:value-type="float" office:value="0.00000171790838715759" calcext:value-type="float">
            <text:p>1.71790838715759E-06</text:p>
          </table:table-cell>
          <table:table-cell table:formula="of:=10*LOG10([.I7])" office:value-type="float" office:value="-2.41017671758027" calcext:value-type="float">
            <text:p>-2.41017671758027</text:p>
          </table:table-cell>
          <table:table-cell table:formula="of:=([.E7]-[.C7])/([.G7]-[.C7])" office:value-type="float" office:value="0.574093101466613" calcext:value-type="float">
            <text:p>0.574093101466613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372" calcext:value-type="float">
            <text:p>372</text:p>
          </table:table-cell>
          <table:table-cell table:formula="of:=1-([.M7]-[.N7])/[.M7]" office:value-type="float" office:value="0.372" calcext:value-type="float">
            <text:p>0.3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2.6" calcext:value-type="float">
            <text:p>-82.6</text:p>
          </table:table-cell>
          <table:table-cell table:formula="of:=10^([.B8]/10)" office:value-type="float" office:value="0.00000000549540873857625" calcext:value-type="float">
            <text:p>5.49540873857625E-09</text:p>
          </table:table-cell>
          <table:table-cell office:value-type="float" office:value="-60.3" calcext:value-type="float">
            <text:p>-60.3</text:p>
          </table:table-cell>
          <table:table-cell table:formula="of:=10^([.D8]/10)" office:value-type="float" office:value="0.000000933254300796992" calcext:value-type="float">
            <text:p>9.33254300796992E-07</text:p>
          </table:table-cell>
          <table:table-cell office:value-type="float" office:value="-56.1" calcext:value-type="float">
            <text:p>-56.1</text:p>
          </table:table-cell>
          <table:table-cell table:formula="of:=10^([.F8]/10)" office:value-type="float" office:value="0.00000245470891568503" calcext:value-type="float">
            <text:p>2.45470891568503E-06</text:p>
          </table:table-cell>
          <table:table-cell table:formula="of:=10*LOG10([.I8])" office:value-type="float" office:value="-4.21591520307353" calcext:value-type="float">
            <text:p>-4.21591520307353</text:p>
          </table:table-cell>
          <table:table-cell table:formula="of:=([.E8]-[.C8])/([.G8]-[.C8])" office:value-type="float" office:value="0.378798699838585" calcext:value-type="float">
            <text:p>0.378798699838585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float" office:value="643" calcext:value-type="float">
            <text:p>643</text:p>
          </table:table-cell>
          <table:table-cell table:formula="of:=1-([.M8]-[.N8])/[.M8]" office:value-type="float" office:value="0.643" calcext:value-type="float">
            <text:p>0.6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82.65" calcext:value-type="float">
            <text:p>-82.65</text:p>
          </table:table-cell>
          <table:table-cell table:formula="of:=10^([.B9]/10)" office:value-type="float" office:value="0.00000000543250331492433" calcext:value-type="float">
            <text:p>5.43250331492433E-09</text:p>
          </table:table-cell>
          <table:table-cell office:value-type="float" office:value="-60.4" calcext:value-type="float">
            <text:p>-60.4</text:p>
          </table:table-cell>
          <table:table-cell table:formula="of:=10^([.D9]/10)" office:value-type="float" office:value="0.00000091201083935591" calcext:value-type="float">
            <text:p>9.1201083935591E-07</text:p>
          </table:table-cell>
          <table:table-cell office:value-type="float" office:value="-55.1" calcext:value-type="float">
            <text:p>-55.1</text:p>
          </table:table-cell>
          <table:table-cell table:formula="of:=10^([.F9]/10)" office:value-type="float" office:value="0.00000309029543251359" calcext:value-type="float">
            <text:p>3.09029543251359E-06</text:p>
          </table:table-cell>
          <table:table-cell table:formula="of:=10*LOG10([.I9])" office:value-type="float" office:value="-5.31830534866464" calcext:value-type="float">
            <text:p>-5.31830534866464</text:p>
          </table:table-cell>
          <table:table-cell table:formula="of:=([.E9]-[.C9])/([.G9]-[.C9])" office:value-type="float" office:value="0.293879616971014" calcext:value-type="float">
            <text:p>0.293879616971014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798" calcext:value-type="float">
            <text:p>798</text:p>
          </table:table-cell>
          <table:table-cell table:formula="of:=1-([.M9]-[.N9])/[.M9]" office:value-type="float" office:value="0.798" calcext:value-type="float">
            <text:p>0.7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82.65" calcext:value-type="float">
            <text:p>-82.65</text:p>
          </table:table-cell>
          <table:table-cell table:formula="of:=10^([.B10]/10)" office:value-type="float" office:value="0.00000000543250331492433" calcext:value-type="float">
            <text:p>5.43250331492433E-09</text:p>
          </table:table-cell>
          <table:table-cell office:value-type="float" office:value="-60.45" calcext:value-type="float">
            <text:p>-60.45</text:p>
          </table:table-cell>
          <table:table-cell table:formula="of:=10^([.D10]/10)" office:value-type="float" office:value="0.000000901571137605957" calcext:value-type="float">
            <text:p>9.01571137605957E-07</text:p>
          </table:table-cell>
          <table:table-cell office:value-type="float" office:value="-54.4" calcext:value-type="float">
            <text:p>-54.4</text:p>
          </table:table-cell>
          <table:table-cell table:formula="of:=10^([.F10]/10)" office:value-type="float" office:value="0.00000363078054770102" calcext:value-type="float">
            <text:p>3.63078054770102E-06</text:p>
          </table:table-cell>
          <table:table-cell table:formula="of:=10*LOG10([.I10])" office:value-type="float" office:value="-6.06974505480555" calcext:value-type="float">
            <text:p>-6.06974505480555</text:p>
          </table:table-cell>
          <table:table-cell table:formula="of:=([.E10]-[.C10])/([.G10]-[.C10])" office:value-type="float" office:value="0.247186924764015" calcext:value-type="float">
            <text:p>0.247186924764015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887" calcext:value-type="float">
            <text:p>887</text:p>
          </table:table-cell>
          <table:table-cell table:formula="of:=1-([.M10]-[.N10])/[.M10]" office:value-type="float" office:value="0.887" calcext:value-type="float">
            <text:p>0.8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82.9" calcext:value-type="float">
            <text:p>-82.9</text:p>
          </table:table-cell>
          <table:table-cell table:formula="of:=10^([.B11]/10)" office:value-type="float" office:value="0.00000000512861383991364" calcext:value-type="float">
            <text:p>5.12861383991364E-09</text:p>
          </table:table-cell>
          <table:table-cell office:value-type="float" office:value="-60.45" calcext:value-type="float">
            <text:p>-60.45</text:p>
          </table:table-cell>
          <table:table-cell table:formula="of:=10^([.D11]/10)" office:value-type="float" office:value="0.000000901571137605957" calcext:value-type="float">
            <text:p>9.01571137605957E-07</text:p>
          </table:table-cell>
          <table:table-cell office:value-type="float" office:value="-60.9" calcext:value-type="float">
            <text:p>-60.9</text:p>
          </table:table-cell>
          <table:table-cell table:formula="of:=10^([.F11]/10)" office:value-type="float" office:value="0.0000008128305161641" calcext:value-type="float">
            <text:p>8.128305161641E-07</text:p>
          </table:table-cell>
          <table:table-cell table:formula="of:=10*LOG10([.I11])" office:value-type="float" office:value="0.452713438559475" calcext:value-type="float">
            <text:p>0.452713438559475</text:p>
          </table:table-cell>
          <table:table-cell table:formula="of:=([.E11]-[.C11])/([.G11]-[.C11])" office:value-type="float" office:value="1.1098680357029" calcext:value-type="float">
            <text:p>1.1098680357029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860" calcext:value-type="float">
            <text:p>860</text:p>
          </table:table-cell>
          <table:table-cell office:value-type="float" office:value="71" calcext:value-type="float">
            <text:p>71</text:p>
          </table:table-cell>
          <table:table-cell table:formula="of:=1-([.M17]-[.N17])/[.M17]"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82.7" calcext:value-type="float">
            <text:p>-82.7</text:p>
          </table:table-cell>
          <table:table-cell table:formula="of:=10^([.B12]/10)" office:value-type="float" office:value="0.00000000537031796370253" calcext:value-type="float">
            <text:p>5.37031796370253E-09</text:p>
          </table:table-cell>
          <table:table-cell office:value-type="float" office:value="-61" calcext:value-type="float">
            <text:p>-61</text:p>
          </table:table-cell>
          <table:table-cell table:formula="of:=10^([.D12]/10)" office:value-type="float" office:value="0.000000794328234724282" calcext:value-type="float">
            <text:p>7.94328234724282E-07</text:p>
          </table:table-cell>
          <table:table-cell office:value-type="float" office:value="-62.75" calcext:value-type="float">
            <text:p>-62.75</text:p>
          </table:table-cell>
          <table:table-cell table:formula="of:=10^([.F12]/10)" office:value-type="float" office:value="0.000000530884444230988" calcext:value-type="float">
            <text:p>5.30884444230988E-07</text:p>
          </table:table-cell>
          <table:table-cell table:formula="of:=10*LOG10([.I12])" office:value-type="float" office:value="1.76469443709451" calcext:value-type="float">
            <text:p>1.76469443709451</text:p>
          </table:table-cell>
          <table:table-cell table:formula="of:=([.E12]-[.C12])/([.G12]-[.C12])" office:value-type="float" office:value="1.50130677240692" calcext:value-type="float">
            <text:p>1.50130677240692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81" calcext:value-type="float">
            <text:p>81</text:p>
          </table:table-cell>
          <table:table-cell table:formula="of:=1-([.M12]-[.N12])/[.M12]"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83" calcext:value-type="float">
            <text:p>-83</text:p>
          </table:table-cell>
          <table:table-cell table:formula="of:=10^([.B13]/10)" office:value-type="float" office:value="0.00000000501187233627271" calcext:value-type="float">
            <text:p>5.01187233627271E-09</text:p>
          </table:table-cell>
          <table:table-cell office:value-type="float" office:value="-60" calcext:value-type="float">
            <text:p>-60</text:p>
          </table:table-cell>
          <table:table-cell table:formula="of:=10^([.D13]/10)" office:value-type="float" office:value="0.000001" calcext:value-type="float">
            <text:p>1E-06</text:p>
          </table:table-cell>
          <table:table-cell office:value-type="float" office:value="-62.1" calcext:value-type="float">
            <text:p>-62.1</text:p>
          </table:table-cell>
          <table:table-cell table:formula="of:=10^([.F13]/10)" office:value-type="float" office:value="0.000000616595001861482" calcext:value-type="float">
            <text:p>6.16595001861482E-07</text:p>
          </table:table-cell>
          <table:table-cell table:formula="of:=10*LOG10([.I13])" office:value-type="float" office:value="2.11362401789899" calcext:value-type="float">
            <text:p>2.11362401789899</text:p>
          </table:table-cell>
          <table:table-cell table:formula="of:=([.E13]-[.C13])/([.G13]-[.C13])" office:value-type="float" office:value="1.62690577883691" calcext:value-type="float">
            <text:p>1.62690577883691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53" calcext:value-type="float">
            <text:p>53</text:p>
          </table:table-cell>
          <table:table-cell table:formula="of:=1-([.M13]-[.N13])/[.M13]"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83" calcext:value-type="float">
            <text:p>-83</text:p>
          </table:table-cell>
          <table:table-cell table:formula="of:=10^([.B14]/10)" office:value-type="float" office:value="0.00000000501187233627271" calcext:value-type="float">
            <text:p>5.01187233627271E-09</text:p>
          </table:table-cell>
          <table:table-cell office:value-type="float" office:value="-61" calcext:value-type="float">
            <text:p>-61</text:p>
          </table:table-cell>
          <table:table-cell table:formula="of:=10^([.D14]/10)" office:value-type="float" office:value="0.000000794328234724282" calcext:value-type="float">
            <text:p>7.94328234724282E-07</text:p>
          </table:table-cell>
          <table:table-cell office:value-type="float" office:value="-63.7" calcext:value-type="float">
            <text:p>-63.7</text:p>
          </table:table-cell>
          <table:table-cell table:formula="of:=10^([.F14]/10)" office:value-type="float" office:value="0.000000426579518801593" calcext:value-type="float">
            <text:p>4.26579518801593E-07</text:p>
          </table:table-cell>
          <table:table-cell table:formula="of:=10*LOG10([.I14])" office:value-type="float" office:value="2.72383832528253" calcext:value-type="float">
            <text:p>2.72383832528253</text:p>
          </table:table-cell>
          <table:table-cell table:formula="of:=([.E14]-[.C14])/([.G14]-[.C14])" office:value-type="float" office:value="1.87233619326843" calcext:value-type="float">
            <text:p>1.87233619326843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43" calcext:value-type="float">
            <text:p>43</text:p>
          </table:table-cell>
          <table:table-cell table:formula="of:=1-([.M14]-[.N14])/[.M14]"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83.2" calcext:value-type="float">
            <text:p>-83.2</text:p>
          </table:table-cell>
          <table:table-cell table:formula="of:=10^([.B15]/10)" office:value-type="float" office:value="0.00000000478630092322638" calcext:value-type="float">
            <text:p>4.78630092322638E-09</text:p>
          </table:table-cell>
          <table:table-cell office:value-type="float" office:value="-61" calcext:value-type="float">
            <text:p>-61</text:p>
          </table:table-cell>
          <table:table-cell table:formula="of:=10^([.D15]/10)" office:value-type="float" office:value="0.000000794328234724282" calcext:value-type="float">
            <text:p>7.94328234724282E-07</text:p>
          </table:table-cell>
          <table:table-cell office:value-type="float" office:value="-69.18" calcext:value-type="float">
            <text:p>-69.18</text:p>
          </table:table-cell>
          <table:table-cell table:formula="of:=10^([.F15]/10)" office:value-type="float" office:value="0.000000120781383510678" calcext:value-type="float">
            <text:p>1.20781383510678E-07</text:p>
          </table:table-cell>
          <table:table-cell table:formula="of:=10*LOG10([.I15])" office:value-type="float" office:value="8.32935622565212" calcext:value-type="float">
            <text:p>8.32935622565212</text:p>
          </table:table-cell>
          <table:table-cell table:formula="of:=([.E15]-[.C15])/([.G15]-[.C15])" office:value-type="float" office:value="6.80668452652553" calcext:value-type="float">
            <text:p>6.80668452652553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table:formula="of:=1-([.M15]-[.N15])/[.M15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82.5" calcext:value-type="float">
            <text:p>-82.5</text:p>
          </table:table-cell>
          <table:table-cell table:formula="of:=10^([.B16]/10)" office:value-type="float" office:value="0.00000000562341325190349" calcext:value-type="float">
            <text:p>5.62341325190349E-09</text:p>
          </table:table-cell>
          <table:table-cell office:value-type="float" office:value="-60.25" calcext:value-type="float">
            <text:p>-60.25</text:p>
          </table:table-cell>
          <table:table-cell table:formula="of:=10^([.D16]/10)" office:value-type="float" office:value="0.000000944060876285923" calcext:value-type="float">
            <text:p>9.44060876285923E-07</text:p>
          </table:table-cell>
          <table:table-cell office:value-type="float" office:value="-52.55" calcext:value-type="float">
            <text:p>-52.55</text:p>
          </table:table-cell>
          <table:table-cell table:formula="of:=10^([.F16]/10)" office:value-type="float" office:value="0.00000555904257270404" calcext:value-type="float">
            <text:p>5.55904257270404E-06</text:p>
          </table:table-cell>
          <table:table-cell table:formula="of:=10*LOG10([.I16])" office:value-type="float" office:value="-7.72155117498007" calcext:value-type="float">
            <text:p>-7.72155117498007</text:p>
          </table:table-cell>
          <table:table-cell table:formula="of:=([.E16]-[.C16])/([.G16]-[.C16])" office:value-type="float" office:value="0.168983726257501" calcext:value-type="float">
            <text:p>0.168983726257501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office:value-type="float" office:value="991" calcext:value-type="float">
            <text:p>991</text:p>
          </table:table-cell>
          <table:table-cell table:formula="of:=1-([.M16]-[.N16])/[.M16]" office:value-type="float" office:value="0.991" calcext:value-type="float">
            <text:p>0.9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82.45" calcext:value-type="float">
            <text:p>-82.45</text:p>
          </table:table-cell>
          <table:table-cell table:formula="of:=10^([.B17]/10)" office:value-type="float" office:value="0.0000000056885293084384" calcext:value-type="float">
            <text:p>5.6885293084384E-09</text:p>
          </table:table-cell>
          <table:table-cell office:value-type="float" office:value="-60.4" calcext:value-type="float">
            <text:p>-60.4</text:p>
          </table:table-cell>
          <table:table-cell table:formula="of:=10^([.D17]/10)" office:value-type="float" office:value="0.00000091201083935591" calcext:value-type="float">
            <text:p>9.1201083935591E-07</text:p>
          </table:table-cell>
          <table:table-cell office:value-type="float" office:value="-60.7" calcext:value-type="float">
            <text:p>-60.7</text:p>
          </table:table-cell>
          <table:table-cell table:formula="of:=10^([.F17]/10)" office:value-type="float" office:value="0.000000851138038202376" calcext:value-type="float">
            <text:p>8.51138038202376E-07</text:p>
          </table:table-cell>
          <table:table-cell table:formula="of:=10*LOG10([.I17])" office:value-type="float" office:value="0.301949945266069" calcext:value-type="float">
            <text:p>0.301949945266069</text:p>
          </table:table-cell>
          <table:table-cell table:formula="of:=([.E17]-[.C17])/([.G17]-[.C17])" office:value-type="float" office:value="1.07200051630898" calcext:value-type="float">
            <text:p>1.07200051630898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98" calcext:value-type="float">
            <text:p>98</text:p>
          </table:table-cell>
          <table:table-cell table:formula="of:=1-([.M17]-[.N17])/[.M17]"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82.6" calcext:value-type="float">
            <text:p>-82.6</text:p>
          </table:table-cell>
          <table:table-cell table:formula="of:=10^([.B18]/10)" office:value-type="float" office:value="0.00000000549540873857625" calcext:value-type="float">
            <text:p>5.49540873857625E-09</text:p>
          </table:table-cell>
          <table:table-cell office:value-type="float" office:value="-60.4" calcext:value-type="float">
            <text:p>-60.4</text:p>
          </table:table-cell>
          <table:table-cell table:formula="of:=10^([.D18]/10)" office:value-type="float" office:value="0.00000091201083935591" calcext:value-type="float">
            <text:p>9.1201083935591E-07</text:p>
          </table:table-cell>
          <table:table-cell office:value-type="float" office:value="-59.9" calcext:value-type="float">
            <text:p>-59.9</text:p>
          </table:table-cell>
          <table:table-cell table:formula="of:=10^([.F18]/10)" office:value-type="float" office:value="0.00000102329299228075" calcext:value-type="float">
            <text:p>1.02329299228075E-06</text:p>
          </table:table-cell>
          <table:table-cell table:formula="of:=10*LOG10([.I18])" office:value-type="float" office:value="-0.502862144225455" calcext:value-type="float">
            <text:p>-0.502862144225455</text:p>
          </table:table-cell>
          <table:table-cell table:formula="of:=([.E18]-[.C18])/([.G18]-[.C18])" office:value-type="float" office:value="0.890663767801889" calcext:value-type="float">
            <text:p>0.890663767801889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113" calcext:value-type="float">
            <text:p>113</text:p>
          </table:table-cell>
          <table:table-cell table:formula="of:=1-([.M18]-[.N18])/[.M18]"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82.6" calcext:value-type="float">
            <text:p>-82.6</text:p>
          </table:table-cell>
          <table:table-cell table:formula="of:=10^([.B19]/10)" office:value-type="float" office:value="0.00000000549540873857625" calcext:value-type="float">
            <text:p>5.49540873857625E-09</text:p>
          </table:table-cell>
          <table:table-cell office:value-type="float" office:value="-60" calcext:value-type="float">
            <text:p>-60</text:p>
          </table:table-cell>
          <table:table-cell table:formula="of:=10^([.D19]/10)" office:value-type="float" office:value="0.000001" calcext:value-type="float">
            <text:p>1E-06</text:p>
          </table:table-cell>
          <table:table-cell office:value-type="float" office:value="-57.55" calcext:value-type="float">
            <text:p>-57.55</text:p>
          </table:table-cell>
          <table:table-cell table:formula="of:=10^([.F19]/10)" office:value-type="float" office:value="0.00000175792361395869" calcext:value-type="float">
            <text:p>1.75792361395869E-06</text:p>
          </table:table-cell>
          <table:table-cell table:formula="of:=10*LOG10([.I19])" office:value-type="float" office:value="-2.46033442061602" calcext:value-type="float">
            <text:p>-2.46033442061602</text:p>
          </table:table-cell>
          <table:table-cell table:formula="of:=([.E19]-[.C19])/([.G19]-[.C19])" office:value-type="float" office:value="0.567500904344613" calcext:value-type="float">
            <text:p>0.567500904344613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379" calcext:value-type="float">
            <text:p>379</text:p>
          </table:table-cell>
          <table:table-cell table:formula="of:=1-([.M19]-[.N19])/[.M19]" office:value-type="float" office:value="0.379" calcext:value-type="float">
            <text:p>0.3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82.5" calcext:value-type="float">
            <text:p>-82.5</text:p>
          </table:table-cell>
          <table:table-cell table:formula="of:=10^([.B20]/10)" office:value-type="float" office:value="0.00000000562341325190349" calcext:value-type="float">
            <text:p>5.62341325190349E-09</text:p>
          </table:table-cell>
          <table:table-cell office:value-type="float" office:value="-60.1" calcext:value-type="float">
            <text:p>-60.1</text:p>
          </table:table-cell>
          <table:table-cell table:formula="of:=10^([.D20]/10)" office:value-type="float" office:value="0.000000977237220955811" calcext:value-type="float">
            <text:p>9.77237220955811E-07</text:p>
          </table:table-cell>
          <table:table-cell office:value-type="float" office:value="-56.2" calcext:value-type="float">
            <text:p>-56.2</text:p>
          </table:table-cell>
          <table:table-cell table:formula="of:=10^([.F20]/10)" office:value-type="float" office:value="0.00000239883291901949" calcext:value-type="float">
            <text:p>2.39883291901949E-06</text:p>
          </table:table-cell>
          <table:table-cell table:formula="of:=10*LOG10([.I20])" office:value-type="float" office:value="-3.91487041199558" calcext:value-type="float">
            <text:p>-3.91487041199558</text:p>
          </table:table-cell>
          <table:table-cell table:formula="of:=([.E20]-[.C20])/([.G20]-[.C20])" office:value-type="float" office:value="0.405987777234855" calcext:value-type="float">
            <text:p>0.405987777234855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float" office:value="585" calcext:value-type="float">
            <text:p>585</text:p>
          </table:table-cell>
          <table:table-cell table:formula="of:=1-([.M20]-[.N20])/[.M20]" office:value-type="float" office:value="0.585" calcext:value-type="float">
            <text:p>0.585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-82.6" calcext:value-type="float">
            <text:p>-82.6</text:p>
          </table:table-cell>
          <table:table-cell table:style-name="ce1" table:formula="of:=10^([.B21]/10)" office:value-type="float" office:value="0.00000000549540873857625" calcext:value-type="float">
            <text:p>5.49540873857625E-09</text:p>
          </table:table-cell>
          <table:table-cell table:style-name="ce1" office:value-type="float" office:value="-60" calcext:value-type="float">
            <text:p>-60</text:p>
          </table:table-cell>
          <table:table-cell table:style-name="ce1" table:formula="of:=10^([.D21]/10)" office:value-type="float" office:value="0.000001" calcext:value-type="float">
            <text:p>1E-06</text:p>
          </table:table-cell>
          <table:table-cell table:style-name="ce1" office:value-type="float" office:value="-55.5" calcext:value-type="float">
            <text:p>-55.5</text:p>
          </table:table-cell>
          <table:table-cell table:style-name="ce1" table:formula="of:=10^([.F21]/10)" office:value-type="float" office:value="0.00000281838293126445" calcext:value-type="float">
            <text:p>2.81838293126445E-06</text:p>
          </table:table-cell>
          <table:table-cell table:style-name="ce1" table:formula="of:=10*LOG10([.I21])" office:value-type="float" office:value="-4.51545574161488" calcext:value-type="float">
            <text:p>-4.51545574161488</text:p>
          </table:table-cell>
          <table:table-cell table:style-name="ce1" table:formula="of:=([.E21]-[.C21])/([.G21]-[.C21])" office:value-type="float" office:value="0.353552917881477" calcext:value-type="float">
            <text:p>0.353552917881477</text:p>
          </table:table-cell>
          <table:table-cell table:style-name="ce1" office:value-type="string" calcext:value-type="string">
            <text:p>Full-Interleaving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788" calcext:value-type="float">
            <text:p>788</text:p>
          </table:table-cell>
          <table:table-cell table:style-name="ce1" table:formula="of:=1-([.M21]-[.N21])/[.M21]" office:value-type="float" office:value="0.788" calcext:value-type="float">
            <text:p>0.7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82.65" calcext:value-type="float">
            <text:p>-82.65</text:p>
          </table:table-cell>
          <table:table-cell table:formula="of:=10^([.B22]/10)" office:value-type="float" office:value="0.00000000543250331492433" calcext:value-type="float">
            <text:p>5.43250331492433E-09</text:p>
          </table:table-cell>
          <table:table-cell office:value-type="float" office:value="-60.6" calcext:value-type="float">
            <text:p>-60.6</text:p>
          </table:table-cell>
          <table:table-cell table:formula="of:=10^([.D22]/10)" office:value-type="float" office:value="0.00000087096358995608" calcext:value-type="float">
            <text:p>8.7096358995608E-07</text:p>
          </table:table-cell>
          <table:table-cell office:value-type="float" office:value="-56.15" calcext:value-type="float">
            <text:p>-56.15</text:p>
          </table:table-cell>
          <table:table-cell table:formula="of:=10^([.F22]/10)" office:value-type="float" office:value="0.00000242661009508241" calcext:value-type="float">
            <text:p>2.42661009508241E-06</text:p>
          </table:table-cell>
          <table:table-cell table:formula="of:=10*LOG10([.I22])" office:value-type="float" office:value="-4.46743975095859" calcext:value-type="float">
            <text:p>-4.46743975095859</text:p>
          </table:table-cell>
          <table:table-cell table:formula="of:=([.E22]-[.C22])/([.G22]-[.C22])" office:value-type="float" office:value="0.357483519418048" calcext:value-type="float">
            <text:p>0.357483519418048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Yes</text:p>
          </table:table-cell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float" office:value="151" calcext:value-type="float">
            <text:p>151</text:p>
          </table:table-cell>
          <table:table-cell table:formula="of:=1-([.M22]-[.N22])/[.M22]" office:value-type="float" office:value="0.151" calcext:value-type="float">
            <text:p>0.1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82.5" calcext:value-type="float">
            <text:p>-82.5</text:p>
          </table:table-cell>
          <table:table-cell table:formula="of:=10^([.B23]/10)" office:value-type="float" office:value="0.00000000562341325190349" calcext:value-type="float">
            <text:p>5.62341325190349E-09</text:p>
          </table:table-cell>
          <table:table-cell office:value-type="float" office:value="-60.4" calcext:value-type="float">
            <text:p>-60.4</text:p>
          </table:table-cell>
          <table:table-cell table:formula="of:=10^([.D23]/10)" office:value-type="float" office:value="0.00000091201083935591" calcext:value-type="float">
            <text:p>9.1201083935591E-07</text:p>
          </table:table-cell>
          <table:table-cell office:value-type="float" office:value="-68.75" calcext:value-type="float">
            <text:p>-68.75</text:p>
          </table:table-cell>
          <table:table-cell table:formula="of:=10^([.F23]/10)" office:value-type="float" office:value="0.000000133352143216332" calcext:value-type="float">
            <text:p>1.33352143216332E-07</text:p>
          </table:table-cell>
          <table:table-cell table:formula="of:=10*LOG10([.I23])" office:value-type="float" office:value="8.51025278220338" calcext:value-type="float">
            <text:p>8.51025278220338</text:p>
          </table:table-cell>
          <table:table-cell table:formula="of:=([.E23]-[.C23])/([.G23]-[.C23])" office:value-type="float" office:value="7.09619070319125" calcext:value-type="float">
            <text:p>7.09619070319125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table:formula="of:=1-([.M23]-[.N23])/[.M23]"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2.55" calcext:value-type="float">
            <text:p>-82.55</text:p>
          </table:table-cell>
          <table:table-cell table:formula="of:=10^([.B24]/10)" office:value-type="float" office:value="0.00000000555904257270405" calcext:value-type="float">
            <text:p>5.55904257270405E-09</text:p>
          </table:table-cell>
          <table:table-cell office:value-type="float" office:value="-60.5" calcext:value-type="float">
            <text:p>-60.5</text:p>
          </table:table-cell>
          <table:table-cell table:formula="of:=10^([.D24]/10)" office:value-type="float" office:value="0.000000891250938133746" calcext:value-type="float">
            <text:p>8.91250938133746E-07</text:p>
          </table:table-cell>
          <table:table-cell office:value-type="float" office:value="-64.15" calcext:value-type="float">
            <text:p>-64.15</text:p>
          </table:table-cell>
          <table:table-cell table:formula="of:=10^([.F24]/10)" office:value-type="float" office:value="0.000000384591782045353" calcext:value-type="float">
            <text:p>3.84591782045353E-07</text:p>
          </table:table-cell>
          <table:table-cell table:formula="of:=10*LOG10([.I24])" office:value-type="float" office:value="3.68605946356164" calcext:value-type="float">
            <text:p>3.68605946356164</text:p>
          </table:table-cell>
          <table:table-cell table:formula="of:=([.E24]-[.C24])/([.G24]-[.C24])" office:value-type="float" office:value="2.33671607574932" calcext:value-type="float">
            <text:p>2.33671607574932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table:formula="of:=1-([.M24]-[.N24])/[.M24]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82.6" calcext:value-type="float">
            <text:p>-82.6</text:p>
          </table:table-cell>
          <table:table-cell table:formula="of:=10^([.B25]/10)" office:value-type="float" office:value="0.00000000549540873857625" calcext:value-type="float">
            <text:p>5.49540873857625E-09</text:p>
          </table:table-cell>
          <table:table-cell office:value-type="float" office:value="-60.7" calcext:value-type="float">
            <text:p>-60.7</text:p>
          </table:table-cell>
          <table:table-cell table:formula="of:=10^([.D25]/10)" office:value-type="float" office:value="0.000000851138038202376" calcext:value-type="float">
            <text:p>8.51138038202376E-07</text:p>
          </table:table-cell>
          <table:table-cell office:value-type="float" office:value="-63.3" calcext:value-type="float">
            <text:p>-63.3</text:p>
          </table:table-cell>
          <table:table-cell table:formula="of:=10^([.F25]/10)" office:value-type="float" office:value="0.000000467735141287198" calcext:value-type="float">
            <text:p>4.67735141287198E-07</text:p>
          </table:table-cell>
          <table:table-cell table:formula="of:=10*LOG10([.I25])" office:value-type="float" office:value="2.62319594735959" calcext:value-type="float">
            <text:p>2.62319594735959</text:p>
          </table:table-cell>
          <table:table-cell table:formula="of:=([.E25]-[.C25])/([.G25]-[.C25])" office:value-type="float" office:value="1.8294459993762" calcext:value-type="float">
            <text:p>1.8294459993762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24" calcext:value-type="float">
            <text:p>24</text:p>
          </table:table-cell>
          <table:table-cell table:formula="of:=1-([.M25]-[.N25])/[.M25]"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82.6" calcext:value-type="float">
            <text:p>-82.6</text:p>
          </table:table-cell>
          <table:table-cell table:formula="of:=10^([.B26]/10)" office:value-type="float" office:value="0.00000000549540873857625" calcext:value-type="float">
            <text:p>5.49540873857625E-09</text:p>
          </table:table-cell>
          <table:table-cell office:value-type="float" office:value="-61" calcext:value-type="float">
            <text:p>-61</text:p>
          </table:table-cell>
          <table:table-cell table:formula="of:=10^([.D26]/10)" office:value-type="float" office:value="0.000000794328234724282" calcext:value-type="float">
            <text:p>7.94328234724282E-07</text:p>
          </table:table-cell>
          <table:table-cell office:value-type="float" office:value="-62.3" calcext:value-type="float">
            <text:p>-62.3</text:p>
          </table:table-cell>
          <table:table-cell table:formula="of:=10^([.F26]/10)" office:value-type="float" office:value="0.00000058884365535559" calcext:value-type="float">
            <text:p>5.8884365535559E-07</text:p>
          </table:table-cell>
          <table:table-cell table:formula="of:=10*LOG10([.I26])" office:value-type="float" office:value="1.31057077926172" calcext:value-type="float">
            <text:p>1.31057077926172</text:p>
          </table:table-cell>
          <table:table-cell table:formula="of:=([.E26]-[.C26])/([.G26]-[.C26])" office:value-type="float" office:value="1.3522502734179" calcext:value-type="float">
            <text:p>1.3522502734179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27" calcext:value-type="float">
            <text:p>27</text:p>
          </table:table-cell>
          <table:table-cell table:formula="of:=1-([.M26]-[.N26])/[.M26]"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82.55" calcext:value-type="float">
            <text:p>-82.55</text:p>
          </table:table-cell>
          <table:table-cell table:formula="of:=10^([.B27]/10)" office:value-type="float" office:value="0.00000000555904257270405" calcext:value-type="float">
            <text:p>5.55904257270405E-09</text:p>
          </table:table-cell>
          <table:table-cell office:value-type="float" office:value="-60.2" calcext:value-type="float">
            <text:p>-60.2</text:p>
          </table:table-cell>
          <table:table-cell table:formula="of:=10^([.D27]/10)" office:value-type="float" office:value="0.000000954992586021435" calcext:value-type="float">
            <text:p>9.54992586021435E-07</text:p>
          </table:table-cell>
          <table:table-cell office:value-type="float" office:value="-60.55" calcext:value-type="float">
            <text:p>-60.55</text:p>
          </table:table-cell>
          <table:table-cell table:formula="of:=10^([.F27]/10)" office:value-type="float" office:value="0.000000881048873008015" calcext:value-type="float">
            <text:p>8.81048873008015E-07</text:p>
          </table:table-cell>
          <table:table-cell table:formula="of:=10*LOG10([.I27])" office:value-type="float" office:value="0.35213465513732" calcext:value-type="float">
            <text:p>0.35213465513732</text:p>
          </table:table-cell>
          <table:table-cell table:formula="of:=([.E27]-[.C27])/([.G27]-[.C27])" office:value-type="float" office:value="1.08445981945519" calcext:value-type="float">
            <text:p>1.08445981945519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table:formula="of:=1-([.M27]-[.N27])/[.M27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82.55" calcext:value-type="float">
            <text:p>-82.55</text:p>
          </table:table-cell>
          <table:table-cell table:formula="of:=10^([.B28]/10)" office:value-type="float" office:value="0.00000000555904257270405" calcext:value-type="float">
            <text:p>5.55904257270405E-09</text:p>
          </table:table-cell>
          <table:table-cell office:value-type="float" office:value="-60.2" calcext:value-type="float">
            <text:p>-60.2</text:p>
          </table:table-cell>
          <table:table-cell table:formula="of:=10^([.D28]/10)" office:value-type="float" office:value="0.000000954992586021435" calcext:value-type="float">
            <text:p>9.54992586021435E-07</text:p>
          </table:table-cell>
          <table:table-cell office:value-type="float" office:value="-59.65" calcext:value-type="float">
            <text:p>-59.65</text:p>
          </table:table-cell>
          <table:table-cell table:formula="of:=10^([.F28]/10)" office:value-type="float" office:value="0.0000010839269140212" calcext:value-type="float">
            <text:p>1.0839269140212E-06</text:p>
          </table:table-cell>
          <table:table-cell table:formula="of:=10*LOG10([.I28])" office:value-type="float" office:value="-0.553023688915856" calcext:value-type="float">
            <text:p>-0.553023688915856</text:p>
          </table:table-cell>
          <table:table-cell table:formula="of:=([.E28]-[.C28])/([.G28]-[.C28])" office:value-type="float" office:value="0.880435673749645" calcext:value-type="float">
            <text:p>0.880435673749645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formula="of:=1-([.M28]-[.N28])/[.M28]"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82.6" calcext:value-type="float">
            <text:p>-82.6</text:p>
          </table:table-cell>
          <table:table-cell table:formula="of:=10^([.B29]/10)" office:value-type="float" office:value="0.00000000549540873857625" calcext:value-type="float">
            <text:p>5.49540873857625E-09</text:p>
          </table:table-cell>
          <table:table-cell office:value-type="float" office:value="-60.55" calcext:value-type="float">
            <text:p>-60.55</text:p>
          </table:table-cell>
          <table:table-cell table:formula="of:=10^([.D29]/10)" office:value-type="float" office:value="0.000000881048873008015" calcext:value-type="float">
            <text:p>8.81048873008015E-07</text:p>
          </table:table-cell>
          <table:table-cell office:value-type="float" office:value="-57.53" calcext:value-type="float">
            <text:p>-57.53</text:p>
          </table:table-cell>
          <table:table-cell table:formula="of:=10^([.F29]/10)" office:value-type="float" office:value="0.00000176603782068616" calcext:value-type="float">
            <text:p>1.76603782068616E-06</text:p>
          </table:table-cell>
          <table:table-cell table:formula="of:=10*LOG10([.I29])" office:value-type="float" office:value="-3.03363821079048" calcext:value-type="float">
            <text:p>-3.03363821079048</text:p>
          </table:table-cell>
          <table:table-cell table:formula="of:=([.E29]-[.C29])/([.G29]-[.C29])" office:value-type="float" office:value="0.497320290796553" calcext:value-type="float">
            <text:p>0.497320290796553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03" calcext:value-type="float">
            <text:p>103</text:p>
          </table:table-cell>
          <table:table-cell table:formula="of:=1-([.M29]-[.N29])/[.M29]"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82.6" calcext:value-type="float">
            <text:p>-82.6</text:p>
          </table:table-cell>
          <table:table-cell table:formula="of:=10^([.B30]/10)" office:value-type="float" office:value="0.00000000549540873857625" calcext:value-type="float">
            <text:p>5.49540873857625E-09</text:p>
          </table:table-cell>
          <table:table-cell office:value-type="float" office:value="-60.5" calcext:value-type="float">
            <text:p>-60.5</text:p>
          </table:table-cell>
          <table:table-cell table:formula="of:=10^([.D30]/10)" office:value-type="float" office:value="0.000000891250938133746" calcext:value-type="float">
            <text:p>8.91250938133746E-07</text:p>
          </table:table-cell>
          <table:table-cell office:value-type="float" office:value="-56.15" calcext:value-type="float">
            <text:p>-56.15</text:p>
          </table:table-cell>
          <table:table-cell table:formula="of:=10^([.F30]/10)" office:value-type="float" office:value="0.00000242661009508241" calcext:value-type="float">
            <text:p>2.42661009508241E-06</text:p>
          </table:table-cell>
          <table:table-cell table:formula="of:=10*LOG10([.I30])" office:value-type="float" office:value="-4.36701489995686" calcext:value-type="float">
            <text:p>-4.36701489995686</text:p>
          </table:table-cell>
          <table:table-cell table:formula="of:=([.E30]-[.C30])/([.G30]-[.C30])" office:value-type="float" office:value="0.365846167631473" calcext:value-type="float">
            <text:p>0.365846167631473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Yes</text:p>
          </table:table-cell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float" office:value="182" calcext:value-type="float">
            <text:p>182</text:p>
          </table:table-cell>
          <table:table-cell table:formula="of:=1-([.M30]-[.N30])/[.M30]" office:value-type="float" office:value="0.182" calcext:value-type="float">
            <text:p>0.1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81.8" calcext:value-type="float">
            <text:p>-81.8</text:p>
          </table:table-cell>
          <table:table-cell table:formula="of:=10^([.B31]/10)" office:value-type="float" office:value="0.00000000660693448007596" calcext:value-type="float">
            <text:p>6.60693448007596E-09</text:p>
          </table:table-cell>
          <table:table-cell office:value-type="float" office:value="-60.7" calcext:value-type="float">
            <text:p>-60.7</text:p>
          </table:table-cell>
          <table:table-cell table:formula="of:=10^([.D31]/10)" office:value-type="float" office:value="0.000000851138038202376" calcext:value-type="float">
            <text:p>8.51138038202376E-07</text:p>
          </table:table-cell>
          <table:table-cell office:value-type="float" office:value="-55.1" calcext:value-type="float">
            <text:p>-55.1</text:p>
          </table:table-cell>
          <table:table-cell table:formula="of:=10^([.F31]/10)" office:value-type="float" office:value="0.00000309029543251359" calcext:value-type="float">
            <text:p>3.09029543251359E-06</text:p>
          </table:table-cell>
          <table:table-cell table:formula="of:=10*LOG10([.I31])" office:value-type="float" office:value="-5.62454851807533" calcext:value-type="float">
            <text:p>-5.62454851807533</text:p>
          </table:table-cell>
          <table:table-cell table:formula="of:=([.E31]-[.C31])/([.G31]-[.C31])" office:value-type="float" office:value="0.273870432847177" calcext:value-type="float">
            <text:p>0.273870432847177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244" calcext:value-type="float">
            <text:p>244</text:p>
          </table:table-cell>
          <table:table-cell table:formula="of:=1-([.M31]-[.N31])/[.M31]" office:value-type="float" office:value="0.244" calcext:value-type="float">
            <text:p>0.2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81.9" calcext:value-type="float">
            <text:p>-81.9</text:p>
          </table:table-cell>
          <table:table-cell table:formula="of:=10^([.B32]/10)" office:value-type="float" office:value="0.00000000645654229034654" calcext:value-type="float">
            <text:p>6.45654229034654E-09</text:p>
          </table:table-cell>
          <table:table-cell office:value-type="float" office:value="-60.4" calcext:value-type="float">
            <text:p>-60.4</text:p>
          </table:table-cell>
          <table:table-cell table:formula="of:=10^([.D32]/10)" office:value-type="float" office:value="0.00000091201083935591" calcext:value-type="float">
            <text:p>9.1201083935591E-07</text:p>
          </table:table-cell>
          <table:table-cell office:value-type="float" office:value="-54.2" calcext:value-type="float">
            <text:p>-54.2</text:p>
          </table:table-cell>
          <table:table-cell table:formula="of:=10^([.F32]/10)" office:value-type="float" office:value="0.00000380189396320561" calcext:value-type="float">
            <text:p>3.80189396320561E-06</text:p>
          </table:table-cell>
          <table:table-cell table:formula="of:=10*LOG10([.I32])" office:value-type="float" office:value="-6.22347339441116" calcext:value-type="float">
            <text:p>-6.22347339441116</text:p>
          </table:table-cell>
          <table:table-cell table:formula="of:=([.E32]-[.C32])/([.G32]-[.C32])" office:value-type="float" office:value="0.238590232597535" calcext:value-type="float">
            <text:p>0.238590232597535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349" calcext:value-type="float">
            <text:p>349</text:p>
          </table:table-cell>
          <table:table-cell table:formula="of:=1-([.M32]-[.N32])/[.M32]" office:value-type="float" office:value="0.349" calcext:value-type="float">
            <text:p>0.3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82.15" calcext:value-type="float">
            <text:p>-82.15</text:p>
          </table:table-cell>
          <table:table-cell table:formula="of:=10^([.B33]/10)" office:value-type="float" office:value="0.00000000609536897240169" calcext:value-type="float">
            <text:p>6.09536897240169E-09</text:p>
          </table:table-cell>
          <table:table-cell office:value-type="float" office:value="-60.8" calcext:value-type="float">
            <text:p>-60.8</text:p>
          </table:table-cell>
          <table:table-cell table:formula="of:=10^([.D33]/10)" office:value-type="float" office:value="0.000000831763771102671" calcext:value-type="float">
            <text:p>8.31763771102671E-07</text:p>
          </table:table-cell>
          <table:table-cell office:value-type="float" office:value="-53.65" calcext:value-type="float">
            <text:p>-53.65</text:p>
          </table:table-cell>
          <table:table-cell table:formula="of:=10^([.F33]/10)" office:value-type="float" office:value="0.00000431519076827765" calcext:value-type="float">
            <text:p>4.31519076827765E-06</text:p>
          </table:table-cell>
          <table:table-cell table:formula="of:=10*LOG10([.I33])" office:value-type="float" office:value="-7.17580444358677" calcext:value-type="float">
            <text:p>-7.17580444358677</text:p>
          </table:table-cell>
          <table:table-cell table:formula="of:=([.E33]-[.C33])/([.G33]-[.C33])" office:value-type="float" office:value="0.191610610956395" calcext:value-type="float">
            <text:p>0.191610610956395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431" calcext:value-type="float">
            <text:p>431</text:p>
          </table:table-cell>
          <table:table-cell table:formula="of:=1-([.M33]-[.N33])/[.M33]" office:value-type="float" office:value="0.431" calcext:value-type="float">
            <text:p>0.4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82.36" calcext:value-type="float">
            <text:p>-82.36</text:p>
          </table:table-cell>
          <table:table-cell table:formula="of:=10^([.B34]/10)" office:value-type="float" office:value="0.00000000580764417521311" calcext:value-type="float">
            <text:p>5.80764417521311E-09</text:p>
          </table:table-cell>
          <table:table-cell office:value-type="float" office:value="-60.9" calcext:value-type="float">
            <text:p>-60.9</text:p>
          </table:table-cell>
          <table:table-cell table:formula="of:=10^([.D34]/10)" office:value-type="float" office:value="0.0000008128305161641" calcext:value-type="float">
            <text:p>8.128305161641E-07</text:p>
          </table:table-cell>
          <table:table-cell office:value-type="float" office:value="-52.65" calcext:value-type="float">
            <text:p>-52.65</text:p>
          </table:table-cell>
          <table:table-cell table:formula="of:=10^([.F34]/10)" office:value-type="float" office:value="0.00000543250331492434" calcext:value-type="float">
            <text:p>5.43250331492434E-06</text:p>
          </table:table-cell>
          <table:table-cell table:formula="of:=10*LOG10([.I34])" office:value-type="float" office:value="-8.27649623696109" calcext:value-type="float">
            <text:p>-8.27649623696109</text:p>
          </table:table-cell>
          <table:table-cell table:formula="of:=([.E34]-[.C34])/([.G34]-[.C34])" office:value-type="float" office:value="0.148713493616177" calcext:value-type="float">
            <text:p>0.148713493616177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Yes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office:value-type="float" office:value="569" calcext:value-type="float">
            <text:p>569</text:p>
          </table:table-cell>
          <table:table-cell table:formula="of:=1-([.M34]-[.N34])/[.M34]" office:value-type="float" office:value="0.569" calcext:value-type="float">
            <text:p>0.5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82.6" calcext:value-type="float">
            <text:p>-82.6</text:p>
          </table:table-cell>
          <table:table-cell table:formula="of:=10^([.B35]/10)" office:value-type="float" office:value="0.00000000549540873857625" calcext:value-type="float">
            <text:p>5.49540873857625E-09</text:p>
          </table:table-cell>
          <table:table-cell office:value-type="float" office:value="-60.6" calcext:value-type="float">
            <text:p>-60.6</text:p>
          </table:table-cell>
          <table:table-cell table:formula="of:=10^([.D35]/10)" office:value-type="float" office:value="0.00000087096358995608" calcext:value-type="float">
            <text:p>8.7096358995608E-07</text:p>
          </table:table-cell>
          <table:table-cell office:value-type="float" office:value="-51.7" calcext:value-type="float">
            <text:p>-51.7</text:p>
          </table:table-cell>
          <table:table-cell table:formula="of:=10^([.F35]/10)" office:value-type="float" office:value="0.00000676082975391982" calcext:value-type="float">
            <text:p>6.76082975391982E-06</text:p>
          </table:table-cell>
          <table:table-cell table:formula="of:=10*LOG10([.I35])" office:value-type="float" office:value="-8.92395742900399" calcext:value-type="float">
            <text:p>-8.92395742900399</text:p>
          </table:table-cell>
          <table:table-cell table:formula="of:=([.E35]-[.C35])/([.G35]-[.C35])" office:value-type="float" office:value="0.128116261460081" calcext:value-type="float">
            <text:p>0.128116261460081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Yes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float" office:value="712" calcext:value-type="float">
            <text:p>712</text:p>
          </table:table-cell>
          <table:table-cell table:formula="of:=1-([.M35]-[.N35])/[.M35]" office:value-type="float" office:value="0.712" calcext:value-type="float">
            <text:p>0.7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82.6" calcext:value-type="float">
            <text:p>-82.6</text:p>
          </table:table-cell>
          <table:table-cell table:formula="of:=10^([.B36]/10)" office:value-type="float" office:value="0.00000000549540873857625" calcext:value-type="float">
            <text:p>5.49540873857625E-09</text:p>
          </table:table-cell>
          <table:table-cell office:value-type="float" office:value="-60.4" calcext:value-type="float">
            <text:p>-60.4</text:p>
          </table:table-cell>
          <table:table-cell table:formula="of:=10^([.D36]/10)" office:value-type="float" office:value="0.00000091201083935591" calcext:value-type="float">
            <text:p>9.1201083935591E-07</text:p>
          </table:table-cell>
          <table:table-cell office:value-type="float" office:value="-50.7" calcext:value-type="float">
            <text:p>-50.7</text:p>
          </table:table-cell>
          <table:table-cell table:formula="of:=10^([.F36]/10)" office:value-type="float" office:value="0.00000851138038202376" calcext:value-type="float">
            <text:p>8.51138038202376E-06</text:p>
          </table:table-cell>
          <table:table-cell table:formula="of:=10*LOG10([.I36])" office:value-type="float" office:value="-9.72344304357292" calcext:value-type="float">
            <text:p>-9.72344304357292</text:p>
          </table:table-cell>
          <table:table-cell table:formula="of:=([.E36]-[.C36])/([.G36]-[.C36])" office:value-type="float" office:value="0.106575086950325" calcext:value-type="float">
            <text:p>0.106575086950325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Yes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828" calcext:value-type="float">
            <text:p>828</text:p>
          </table:table-cell>
          <table:table-cell table:formula="of:=1-([.M36]-[.N36])/[.M36]" office:value-type="float" office:value="0.828" calcext:value-type="float">
            <text:p>0.8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82.6" calcext:value-type="float">
            <text:p>-82.6</text:p>
          </table:table-cell>
          <table:table-cell table:formula="of:=10^([.B37]/10)" office:value-type="float" office:value="0.00000000549540873857625" calcext:value-type="float">
            <text:p>5.49540873857625E-09</text:p>
          </table:table-cell>
          <table:table-cell office:value-type="float" office:value="-60.5" calcext:value-type="float">
            <text:p>-60.5</text:p>
          </table:table-cell>
          <table:table-cell table:formula="of:=10^([.D37]/10)" office:value-type="float" office:value="0.000000891250938133746" calcext:value-type="float">
            <text:p>8.91250938133746E-07</text:p>
          </table:table-cell>
          <table:table-cell office:value-type="float" office:value="-49.75" calcext:value-type="float">
            <text:p>-49.75</text:p>
          </table:table-cell>
          <table:table-cell table:formula="of:=10^([.F37]/10)" office:value-type="float" office:value="0.0000105925372517729" calcext:value-type="float">
            <text:p>1.05925372517729E-05</text:p>
          </table:table-cell>
          <table:table-cell table:formula="of:=10*LOG10([.I37])" office:value-type="float" office:value="-10.7746075741025" calcext:value-type="float">
            <text:p>-10.7746075741025</text:p>
          </table:table-cell>
          <table:table-cell table:formula="of:=([.E37]-[.C37])/([.G37]-[.C37])" office:value-type="float" office:value="0.083664119073823" calcext:value-type="float">
            <text:p>0.083664119073823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906" calcext:value-type="float">
            <text:p>906</text:p>
          </table:table-cell>
          <table:table-cell table:formula="of:=1-([.M37]-[.N37])/[.M37]" office:value-type="float" office:value="0.906" calcext:value-type="float">
            <text:p>0.9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82.65" calcext:value-type="float">
            <text:p>-82.65</text:p>
          </table:table-cell>
          <table:table-cell table:formula="of:=10^([.B38]/10)" office:value-type="float" office:value="0.00000000543250331492433" calcext:value-type="float">
            <text:p>5.43250331492433E-09</text:p>
          </table:table-cell>
          <table:table-cell office:value-type="float" office:value="-60.5" calcext:value-type="float">
            <text:p>-60.5</text:p>
          </table:table-cell>
          <table:table-cell table:formula="of:=10^([.D38]/10)" office:value-type="float" office:value="0.000000891250938133746" calcext:value-type="float">
            <text:p>8.91250938133746E-07</text:p>
          </table:table-cell>
          <table:table-cell office:value-type="float" office:value="-48.9" calcext:value-type="float">
            <text:p>-48.9</text:p>
          </table:table-cell>
          <table:table-cell table:formula="of:=10^([.F38]/10)" office:value-type="float" office:value="0.0000128824955169313" calcext:value-type="float">
            <text:p>1.28824955169313E-05</text:p>
          </table:table-cell>
          <table:table-cell table:formula="of:=10*LOG10([.I38])" office:value-type="float" office:value="-11.6247210673938" calcext:value-type="float">
            <text:p>-11.6247210673938</text:p>
          </table:table-cell>
          <table:table-cell table:formula="of:=([.E38]-[.C38])/([.G38]-[.C38])" office:value-type="float" office:value="0.0687904092635209" calcext:value-type="float">
            <text:p>0.068790409263521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office:value-type="float" office:value="965" calcext:value-type="float">
            <text:p>965</text:p>
          </table:table-cell>
          <table:table-cell table:formula="of:=1-([.M38]-[.N38])/[.M38]" office:value-type="float" office:value="0.965" calcext:value-type="float">
            <text:p>0.96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82.6" calcext:value-type="float">
            <text:p>-82.6</text:p>
          </table:table-cell>
          <table:table-cell table:formula="of:=10^([.B39]/10)" office:value-type="float" office:value="0.00000000549540873857625" calcext:value-type="float">
            <text:p>5.49540873857625E-09</text:p>
          </table:table-cell>
          <table:table-cell office:value-type="float" office:value="-60.4" calcext:value-type="float">
            <text:p>-60.4</text:p>
          </table:table-cell>
          <table:table-cell table:formula="of:=10^([.D39]/10)" office:value-type="float" office:value="0.00000091201083935591" calcext:value-type="float">
            <text:p>9.1201083935591E-07</text:p>
          </table:table-cell>
          <table:table-cell office:value-type="float" office:value="-47.95" calcext:value-type="float">
            <text:p>-47.95</text:p>
          </table:table-cell>
          <table:table-cell table:formula="of:=10^([.F39]/10)" office:value-type="float" office:value="0.0000160324539069004" calcext:value-type="float">
            <text:p>1.60324539069004E-05</text:p>
          </table:table-cell>
          <table:table-cell table:formula="of:=10*LOG10([.I39])" office:value-type="float" office:value="-12.4747591131052" calcext:value-type="float">
            <text:p>-12.4747591131052</text:p>
          </table:table-cell>
          <table:table-cell table:formula="of:=([.E39]-[.C39])/([.G39]-[.C39])" office:value-type="float" office:value="0.0565619128995251" calcext:value-type="float">
            <text:p>0.056561912899525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Yes</text:p>
          </table:table-cell>
          <table:table-cell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office:value-type="float" office:value="983" calcext:value-type="float">
            <text:p>983</text:p>
          </table:table-cell>
          <table:table-cell table:formula="of:=1-([.M39]-[.N39])/[.M39]" office:value-type="float" office:value="0.983" calcext:value-type="float">
            <text:p>0.98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82.6" calcext:value-type="float">
            <text:p>-82.6</text:p>
          </table:table-cell>
          <table:table-cell table:formula="of:=10^([.B40]/10)" office:value-type="float" office:value="0.00000000549540873857625" calcext:value-type="float">
            <text:p>5.49540873857625E-09</text:p>
          </table:table-cell>
          <table:table-cell office:value-type="float" office:value="-60.9" calcext:value-type="float">
            <text:p>-60.9</text:p>
          </table:table-cell>
          <table:table-cell table:formula="of:=10^([.D40]/10)" office:value-type="float" office:value="0.0000008128305161641" calcext:value-type="float">
            <text:p>8.128305161641E-07</text:p>
          </table:table-cell>
          <table:table-cell office:value-type="float" office:value="-46.95" calcext:value-type="float">
            <text:p>-46.95</text:p>
          </table:table-cell>
          <table:table-cell table:formula="of:=10^([.F40]/10)" office:value-type="float" office:value="0.0000201836636368156" calcext:value-type="float">
            <text:p>2.01836636368156E-05</text:p>
          </table:table-cell>
          <table:table-cell table:formula="of:=10*LOG10([.I40])" office:value-type="float" office:value="-13.9782790004816" calcext:value-type="float">
            <text:p>-13.9782790004816</text:p>
          </table:table-cell>
          <table:table-cell table:formula="of:=([.E40]-[.C40])/([.G40]-[.C40])" office:value-type="float" office:value="0.040010326918682" calcext:value-type="float">
            <text:p>0.040010326918682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Yes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office:value-type="float" office:value="997" calcext:value-type="float">
            <text:p>997</text:p>
          </table:table-cell>
          <table:table-cell table:formula="of:=1-([.M40]-[.N40])/[.M40]" office:value-type="float" office:value="0.997" calcext:value-type="float">
            <text:p>0.997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-82.5" calcext:value-type="float">
            <text:p>-82.5</text:p>
          </table:table-cell>
          <table:table-cell table:style-name="ce1" table:formula="of:=10^([.B41]/10)" office:value-type="float" office:value="0.00000000562341325190349" calcext:value-type="float">
            <text:p>5.62341325190349E-09</text:p>
          </table:table-cell>
          <table:table-cell table:style-name="ce1" office:value-type="float" office:value="-60.8" calcext:value-type="float">
            <text:p>-60.8</text:p>
          </table:table-cell>
          <table:table-cell table:style-name="ce1" table:formula="of:=10^([.D41]/10)" office:value-type="float" office:value="0.000000831763771102671" calcext:value-type="float">
            <text:p>8.31763771102671E-07</text:p>
          </table:table-cell>
          <table:table-cell table:style-name="ce1" office:value-type="float" office:value="-44.35" calcext:value-type="float">
            <text:p>-44.35</text:p>
          </table:table-cell>
          <table:table-cell table:style-name="ce1" table:formula="of:=10^([.F41]/10)" office:value-type="float" office:value="0.0000367282300498084" calcext:value-type="float">
            <text:p>3.67282300498084E-05</text:p>
          </table:table-cell>
          <table:table-cell table:style-name="ce1" table:formula="of:=10*LOG10([.I41])" office:value-type="float" office:value="-16.4787966218928" calcext:value-type="float">
            <text:p>-16.4787966218928</text:p>
          </table:table-cell>
          <table:table-cell table:style-name="ce1" table:formula="of:=([.E41]-[.C41])/([.G41]-[.C41])" office:value-type="float" office:value="0.0224967787833548" calcext:value-type="float">
            <text:p>0.022496778783355</text:p>
          </table:table-cell>
          <table:table-cell table:style-name="ce1" office:value-type="string" calcext:value-type="string">
            <text:p>Full-Interleaving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00" calcext:value-type="float">
            <text:p>1000</text:p>
          </table:table-cell>
          <table:table-cell table:style-name="ce1" table:formula="of:=1-([.M41]-[.N41])/[.M4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82.6" calcext:value-type="float">
            <text:p>-82.6</text:p>
          </table:table-cell>
          <table:table-cell table:formula="of:=10^([.B42]/10)" office:value-type="float" office:value="0.00000000549540873857625" calcext:value-type="float">
            <text:p>5.49540873857625E-09</text:p>
          </table:table-cell>
          <table:table-cell office:value-type="float" office:value="-60.5" calcext:value-type="float">
            <text:p>-60.5</text:p>
          </table:table-cell>
          <table:table-cell table:formula="of:=10^([.D42]/10)" office:value-type="float" office:value="0.000000891250938133746" calcext:value-type="float">
            <text:p>8.91250938133746E-07</text:p>
          </table:table-cell>
          <table:table-cell office:value-type="float" office:value="-69.75" calcext:value-type="float">
            <text:p>-69.75</text:p>
          </table:table-cell>
          <table:table-cell table:formula="of:=10^([.F42]/10)" office:value-type="float" office:value="0.000000105925372517729" calcext:value-type="float">
            <text:p>1.05925372517729E-07</text:p>
          </table:table-cell>
          <table:table-cell table:formula="of:=10*LOG10([.I42])" office:value-type="float" office:value="9.45450566068606" calcext:value-type="float">
            <text:p>9.45450566068606</text:p>
          </table:table-cell>
          <table:table-cell table:formula="of:=([.E42]-[.C42])/([.G42]-[.C42])" office:value-type="float" office:value="8.81963406203115" calcext:value-type="float">
            <text:p>8.81963406203115</text:p>
          </table:table-cell>
          <table:table-cell office:value-type="string" calcext:value-type="string">
            <text:p>Whole Band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1-([.M42]-[.N42])/[.M42]"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82.6" calcext:value-type="float">
            <text:p>-82.6</text:p>
          </table:table-cell>
          <table:table-cell table:formula="of:=10^([.B43]/10)" office:value-type="float" office:value="0.00000000549540873857625" calcext:value-type="float">
            <text:p>5.49540873857625E-09</text:p>
          </table:table-cell>
          <table:table-cell office:value-type="float" office:value="-60.3" calcext:value-type="float">
            <text:p>-60.3</text:p>
          </table:table-cell>
          <table:table-cell table:formula="of:=10^([.D43]/10)" office:value-type="float" office:value="0.000000933254300796992" calcext:value-type="float">
            <text:p>9.33254300796992E-07</text:p>
          </table:table-cell>
          <table:table-cell office:value-type="float" office:value="-64.2" calcext:value-type="float">
            <text:p>-64.2</text:p>
          </table:table-cell>
          <table:table-cell table:formula="of:=10^([.F43]/10)" office:value-type="float" office:value="0.000000380189396320561" calcext:value-type="float">
            <text:p>3.80189396320561E-07</text:p>
          </table:table-cell>
          <table:table-cell table:formula="of:=10*LOG10([.I43])" office:value-type="float" office:value="3.93758401144668" calcext:value-type="float">
            <text:p>3.93758401144668</text:p>
          </table:table-cell>
          <table:table-cell table:formula="of:=([.E43]-[.C43])/([.G43]-[.C43])" office:value-type="float" office:value="2.4760442462542" calcext:value-type="float">
            <text:p>2.4760442462542</text:p>
          </table:table-cell>
          <table:table-cell office:value-type="string" calcext:value-type="string">
            <text:p>Whole Band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table:formula="of:=1-([.M43]-[.N43])/[.M43]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82.6" calcext:value-type="float">
            <text:p>-82.6</text:p>
          </table:table-cell>
          <table:table-cell table:formula="of:=10^([.B44]/10)" office:value-type="float" office:value="0.00000000549540873857625" calcext:value-type="float">
            <text:p>5.49540873857625E-09</text:p>
          </table:table-cell>
          <table:table-cell office:value-type="float" office:value="-60.5" calcext:value-type="float">
            <text:p>-60.5</text:p>
          </table:table-cell>
          <table:table-cell table:formula="of:=10^([.D44]/10)" office:value-type="float" office:value="0.000000891250938133746" calcext:value-type="float">
            <text:p>8.91250938133746E-07</text:p>
          </table:table-cell>
          <table:table-cell office:value-type="float" office:value="-63.9" calcext:value-type="float">
            <text:p>-63.9</text:p>
          </table:table-cell>
          <table:table-cell table:formula="of:=10^([.F44]/10)" office:value-type="float" office:value="0.000000407380277804113" calcext:value-type="float">
            <text:p>4.07380277804113E-07</text:p>
          </table:table-cell>
          <table:table-cell table:formula="of:=10*LOG10([.I44])" office:value-type="float" office:value="3.43212216783538" calcext:value-type="float">
            <text:p>3.43212216783538</text:p>
          </table:table-cell>
          <table:table-cell table:formula="of:=([.E44]-[.C44])/([.G44]-[.C44])" office:value-type="float" office:value="2.20400317995233" calcext:value-type="float">
            <text:p>2.20400317995233</text:p>
          </table:table-cell>
          <table:table-cell office:value-type="string" calcext:value-type="string">
            <text:p>Whole Band</text:p>
          </table:table-cell>
          <table:table-cell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31" calcext:value-type="float">
            <text:p>31</text:p>
          </table:table-cell>
          <table:table-cell table:formula="of:=1-([.M44]-[.N44])/[.M44]"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82.65" calcext:value-type="float">
            <text:p>-82.65</text:p>
          </table:table-cell>
          <table:table-cell table:formula="of:=10^([.B45]/10)" office:value-type="float" office:value="0.00000000543250331492433" calcext:value-type="float">
            <text:p>5.43250331492433E-09</text:p>
          </table:table-cell>
          <table:table-cell office:value-type="float" office:value="-60.1" calcext:value-type="float">
            <text:p>-60.1</text:p>
          </table:table-cell>
          <table:table-cell table:formula="of:=10^([.D45]/10)" office:value-type="float" office:value="0.000000977237220955811" calcext:value-type="float">
            <text:p>9.77237220955811E-07</text:p>
          </table:table-cell>
          <table:table-cell office:value-type="float" office:value="-62.9" calcext:value-type="float">
            <text:p>-62.9</text:p>
          </table:table-cell>
          <table:table-cell table:formula="of:=10^([.F45]/10)" office:value-type="float" office:value="0.000000512861383991365" calcext:value-type="float">
            <text:p>5.12861383991365E-07</text:p>
          </table:table-cell>
          <table:table-cell table:formula="of:=10*LOG10([.I45])" office:value-type="float" office:value="2.8220382125215" calcext:value-type="float">
            <text:p>2.8220382125215</text:p>
          </table:table-cell>
          <table:table-cell table:formula="of:=([.E45]-[.C45])/([.G45]-[.C45])" office:value-type="float" office:value="1.915154526375" calcext:value-type="float">
            <text:p>1.915154526375</text:p>
          </table:table-cell>
          <table:table-cell office:value-type="string" calcext:value-type="string">
            <text:p>Whole Band</text:p>
          </table:table-cell>
          <table:table-cell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28" calcext:value-type="float">
            <text:p>28</text:p>
          </table:table-cell>
          <table:table-cell table:formula="of:=1-([.M45]-[.N45])/[.M45]"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82.6" calcext:value-type="float">
            <text:p>-82.6</text:p>
          </table:table-cell>
          <table:table-cell table:formula="of:=10^([.B46]/10)" office:value-type="float" office:value="0.00000000549540873857625" calcext:value-type="float">
            <text:p>5.49540873857625E-09</text:p>
          </table:table-cell>
          <table:table-cell office:value-type="float" office:value="-60.3" calcext:value-type="float">
            <text:p>-60.3</text:p>
          </table:table-cell>
          <table:table-cell table:formula="of:=10^([.D46]/10)" office:value-type="float" office:value="0.000000933254300796992" calcext:value-type="float">
            <text:p>9.33254300796992E-07</text:p>
          </table:table-cell>
          <table:table-cell office:value-type="float" office:value="-62" calcext:value-type="float">
            <text:p>-62</text:p>
          </table:table-cell>
          <table:table-cell table:formula="of:=10^([.F46]/10)" office:value-type="float" office:value="0.000000630957344480193" calcext:value-type="float">
            <text:p>6.30957344480193E-07</text:p>
          </table:table-cell>
          <table:table-cell table:formula="of:=10*LOG10([.I46])" office:value-type="float" office:value="1.71234240902023" calcext:value-type="float">
            <text:p>1.71234240902023</text:p>
          </table:table-cell>
          <table:table-cell table:formula="of:=([.E46]-[.C46])/([.G46]-[.C46])" office:value-type="float" office:value="1.48331791119849" calcext:value-type="float">
            <text:p>1.48331791119849</text:p>
          </table:table-cell>
          <table:table-cell office:value-type="string" calcext:value-type="string">
            <text:p>Whole Band</text:p>
          </table:table-cell>
          <table:table-cell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table:formula="of:=1-([.M46]-[.N46])/[.M46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82.6" calcext:value-type="float">
            <text:p>-82.6</text:p>
          </table:table-cell>
          <table:table-cell table:formula="of:=10^([.B47]/10)" office:value-type="float" office:value="0.00000000549540873857625" calcext:value-type="float">
            <text:p>5.49540873857625E-09</text:p>
          </table:table-cell>
          <table:table-cell office:value-type="float" office:value="-60.3" calcext:value-type="float">
            <text:p>-60.3</text:p>
          </table:table-cell>
          <table:table-cell table:formula="of:=10^([.D47]/10)" office:value-type="float" office:value="0.000000933254300796992" calcext:value-type="float">
            <text:p>9.33254300796992E-07</text:p>
          </table:table-cell>
          <table:table-cell office:value-type="float" office:value="-61.1" calcext:value-type="float">
            <text:p>-61.1</text:p>
          </table:table-cell>
          <table:table-cell table:formula="of:=10^([.F47]/10)" office:value-type="float" office:value="0.000000776247116628691" calcext:value-type="float">
            <text:p>7.76247116628691E-07</text:p>
          </table:table-cell>
          <table:table-cell table:formula="of:=10*LOG10([.I47])" office:value-type="float" office:value="0.805206297720994" calcext:value-type="float">
            <text:p>0.805206297720994</text:p>
          </table:table-cell>
          <table:table-cell table:formula="of:=([.E47]-[.C47])/([.G47]-[.C47])" office:value-type="float" office:value="1.20370656666866" calcext:value-type="float">
            <text:p>1.20370656666866</text:p>
          </table:table-cell>
          <table:table-cell office:value-type="string" calcext:value-type="string">
            <text:p>Whole Band</text:p>
          </table:table-cell>
          <table:table-cell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46" calcext:value-type="float">
            <text:p>46</text:p>
          </table:table-cell>
          <table:table-cell table:formula="of:=1-([.M47]-[.N47])/[.M47]"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82.6" calcext:value-type="float">
            <text:p>-82.6</text:p>
          </table:table-cell>
          <table:table-cell table:formula="of:=10^([.B48]/10)" office:value-type="float" office:value="0.00000000549540873857625" calcext:value-type="float">
            <text:p>5.49540873857625E-09</text:p>
          </table:table-cell>
          <table:table-cell office:value-type="float" office:value="-60.6" calcext:value-type="float">
            <text:p>-60.6</text:p>
          </table:table-cell>
          <table:table-cell table:formula="of:=10^([.D48]/10)" office:value-type="float" office:value="0.00000087096358995608" calcext:value-type="float">
            <text:p>8.7096358995608E-07</text:p>
          </table:table-cell>
          <table:table-cell office:value-type="float" office:value="-60.15" calcext:value-type="float">
            <text:p>-60.15</text:p>
          </table:table-cell>
          <table:table-cell table:formula="of:=10^([.F48]/10)" office:value-type="float" office:value="0.000000966050878989814" calcext:value-type="float">
            <text:p>9.66050878989814E-07</text:p>
          </table:table-cell>
          <table:table-cell table:formula="of:=10*LOG10([.I48])" office:value-type="float" office:value="-0.452713438559485" calcext:value-type="float">
            <text:p>-0.452713438559485</text:p>
          </table:table-cell>
          <table:table-cell table:formula="of:=([.E48]-[.C48])/([.G48]-[.C48])" office:value-type="float" office:value="0.90100801881971" calcext:value-type="float">
            <text:p>0.90100801881971</text:p>
          </table:table-cell>
          <table:table-cell office:value-type="string" calcext:value-type="string">
            <text:p>Whole Band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66" calcext:value-type="float">
            <text:p>66</text:p>
          </table:table-cell>
          <table:table-cell table:formula="of:=1-([.M48]-[.N48])/[.M48]" office:value-type="float" office:value="0.0659999999999999" calcext:value-type="float">
            <text:p>0.06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82.6" calcext:value-type="float">
            <text:p>-82.6</text:p>
          </table:table-cell>
          <table:table-cell table:formula="of:=10^([.B49]/10)" office:value-type="float" office:value="0.00000000549540873857625" calcext:value-type="float">
            <text:p>5.49540873857625E-09</text:p>
          </table:table-cell>
          <table:table-cell office:value-type="float" office:value="-60.3" calcext:value-type="float">
            <text:p>-60.3</text:p>
          </table:table-cell>
          <table:table-cell table:formula="of:=10^([.D49]/10)" office:value-type="float" office:value="0.000000933254300796992" calcext:value-type="float">
            <text:p>9.33254300796992E-07</text:p>
          </table:table-cell>
          <table:table-cell office:value-type="float" office:value="-58.3" calcext:value-type="float">
            <text:p>-58.3</text:p>
          </table:table-cell>
          <table:table-cell table:formula="of:=10^([.F49]/10)" office:value-type="float" office:value="0.00000147910838816821" calcext:value-type="float">
            <text:p>1.47910838816821E-06</text:p>
          </table:table-cell>
          <table:table-cell table:formula="of:=10*LOG10([.I49])" office:value-type="float" office:value="-2.00948312575804" calcext:value-type="float">
            <text:p>-2.00948312575804</text:p>
          </table:table-cell>
          <table:table-cell table:formula="of:=([.E49]-[.C49])/([.G49]-[.C49])" office:value-type="float" office:value="0.629581107800441" calcext:value-type="float">
            <text:p>0.629581107800441</text:p>
          </table:table-cell>
          <table:table-cell office:value-type="string" calcext:value-type="string">
            <text:p>Whole Band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02" calcext:value-type="float">
            <text:p>102</text:p>
          </table:table-cell>
          <table:table-cell table:formula="of:=1-([.M49]-[.N49])/[.M49]"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82.6" calcext:value-type="float">
            <text:p>-82.6</text:p>
          </table:table-cell>
          <table:table-cell table:formula="of:=10^([.B50]/10)" office:value-type="float" office:value="0.00000000549540873857625" calcext:value-type="float">
            <text:p>5.49540873857625E-09</text:p>
          </table:table-cell>
          <table:table-cell office:value-type="float" office:value="-60.3" calcext:value-type="float">
            <text:p>-60.3</text:p>
          </table:table-cell>
          <table:table-cell table:formula="of:=10^([.D50]/10)" office:value-type="float" office:value="0.000000933254300796992" calcext:value-type="float">
            <text:p>9.33254300796992E-07</text:p>
          </table:table-cell>
          <table:table-cell office:value-type="float" office:value="-56.8" calcext:value-type="float">
            <text:p>-56.8</text:p>
          </table:table-cell>
          <table:table-cell table:formula="of:=10^([.F50]/10)" office:value-type="float" office:value="0.00000208929613085404" calcext:value-type="float">
            <text:p>2.08929613085404E-06</text:p>
          </table:table-cell>
          <table:table-cell table:formula="of:=10*LOG10([.I50])" office:value-type="float" office:value="-3.51421058679457" calcext:value-type="float">
            <text:p>-3.51421058679457</text:p>
          </table:table-cell>
          <table:table-cell table:formula="of:=([.E50]-[.C50])/([.G50]-[.C50])" office:value-type="float" office:value="0.445224383604474" calcext:value-type="float">
            <text:p>0.445224383604474</text:p>
          </table:table-cell>
          <table:table-cell office:value-type="string" calcext:value-type="string">
            <text:p>Whole Band</text:p>
          </table:table-cell>
          <table:table-cell office:value-type="string" calcext:value-type="string">
            <text:p>Yes</text:p>
          </table:table-cell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float" office:value="145" calcext:value-type="float">
            <text:p>145</text:p>
          </table:table-cell>
          <table:table-cell table:formula="of:=1-([.M50]-[.N50])/[.M50]"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2.6" calcext:value-type="float">
            <text:p>-82.6</text:p>
          </table:table-cell>
          <table:table-cell table:formula="of:=10^([.B51]/10)" office:value-type="float" office:value="0.00000000549540873857625" calcext:value-type="float">
            <text:p>5.49540873857625E-09</text:p>
          </table:table-cell>
          <table:table-cell office:value-type="float" office:value="-60" calcext:value-type="float">
            <text:p>-60</text:p>
          </table:table-cell>
          <table:table-cell table:formula="of:=10^([.D51]/10)" office:value-type="float" office:value="0.000001" calcext:value-type="float">
            <text:p>1E-06</text:p>
          </table:table-cell>
          <table:table-cell office:value-type="float" office:value="-55.8" calcext:value-type="float">
            <text:p>-55.8</text:p>
          </table:table-cell>
          <table:table-cell table:formula="of:=10^([.F51]/10)" office:value-type="float" office:value="0.00000263026799189538" calcext:value-type="float">
            <text:p>2.63026799189538E-06</text:p>
          </table:table-cell>
          <table:table-cell table:formula="of:=10*LOG10([.I51])" office:value-type="float" office:value="-4.21484888572123" calcext:value-type="float">
            <text:p>-4.21484888572123</text:p>
          </table:table-cell>
          <table:table-cell table:formula="of:=([.E51]-[.C51])/([.G51]-[.C51])" office:value-type="float" office:value="0.378891717188442" calcext:value-type="float">
            <text:p>0.378891717188442</text:p>
          </table:table-cell>
          <table:table-cell office:value-type="string" calcext:value-type="string">
            <text:p>Whole Band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238" calcext:value-type="float">
            <text:p>238</text:p>
          </table:table-cell>
          <table:table-cell table:formula="of:=1-([.M51]-[.N51])/[.M51]" office:value-type="float" office:value="0.238" calcext:value-type="float">
            <text:p>0.23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82.65" calcext:value-type="float">
            <text:p>-82.65</text:p>
          </table:table-cell>
          <table:table-cell table:formula="of:=10^([.B52]/10)" office:value-type="float" office:value="0.00000000543250331492433" calcext:value-type="float">
            <text:p>5.43250331492433E-09</text:p>
          </table:table-cell>
          <table:table-cell office:value-type="float" office:value="-60.3" calcext:value-type="float">
            <text:p>-60.3</text:p>
          </table:table-cell>
          <table:table-cell table:formula="of:=10^([.D52]/10)" office:value-type="float" office:value="0.000000933254300796992" calcext:value-type="float">
            <text:p>9.33254300796992E-07</text:p>
          </table:table-cell>
          <table:table-cell office:value-type="float" office:value="-54.85" calcext:value-type="float">
            <text:p>-54.85</text:p>
          </table:table-cell>
          <table:table-cell table:formula="of:=10^([.F52]/10)" office:value-type="float" office:value="0.00000327340694878838" calcext:value-type="float">
            <text:p>3.27340694878838E-06</text:p>
          </table:table-cell>
          <table:table-cell table:formula="of:=10*LOG10([.I52])" office:value-type="float" office:value="-5.46814080568277" calcext:value-type="float">
            <text:p>-5.46814080568277</text:p>
          </table:table-cell>
          <table:table-cell table:formula="of:=([.E52]-[.C52])/([.G52]-[.C52])" office:value-type="float" office:value="0.2839134188357" calcext:value-type="float">
            <text:p>0.2839134188357</text:p>
          </table:table-cell>
          <table:table-cell office:value-type="string" calcext:value-type="string">
            <text:p>Whole Band</text:p>
          </table:table-cell>
          <table:table-cell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309" calcext:value-type="float">
            <text:p>309</text:p>
          </table:table-cell>
          <table:table-cell table:formula="of:=1-([.M52]-[.N52])/[.M52]" office:value-type="float" office:value="0.309" calcext:value-type="float">
            <text:p>0.30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82.6" calcext:value-type="float">
            <text:p>-82.6</text:p>
          </table:table-cell>
          <table:table-cell table:formula="of:=10^([.B53]/10)" office:value-type="float" office:value="0.00000000549540873857625" calcext:value-type="float">
            <text:p>5.49540873857625E-09</text:p>
          </table:table-cell>
          <table:table-cell office:value-type="float" office:value="-60.45" calcext:value-type="float">
            <text:p>-60.45</text:p>
          </table:table-cell>
          <table:table-cell table:formula="of:=10^([.D53]/10)" office:value-type="float" office:value="0.000000901571137605957" calcext:value-type="float">
            <text:p>9.01571137605957E-07</text:p>
          </table:table-cell>
          <table:table-cell office:value-type="float" office:value="-53.85" calcext:value-type="float">
            <text:p>-53.85</text:p>
          </table:table-cell>
          <table:table-cell table:formula="of:=10^([.F53]/10)" office:value-type="float" office:value="0.0000041209751909733" calcext:value-type="float">
            <text:p>4.1209751909733E-06</text:p>
          </table:table-cell>
          <table:table-cell table:formula="of:=10*LOG10([.I53])" office:value-type="float" office:value="-6.62075758337971" calcext:value-type="float">
            <text:p>-6.62075758337971</text:p>
          </table:table-cell>
          <table:table-cell table:formula="of:=([.E53]-[.C53])/([.G53]-[.C53])" office:value-type="float" office:value="0.217732992574879" calcext:value-type="float">
            <text:p>0.217732992574879</text:p>
          </table:table-cell>
          <table:table-cell office:value-type="string" calcext:value-type="string">
            <text:p>Whole Band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482" calcext:value-type="float">
            <text:p>482</text:p>
          </table:table-cell>
          <table:table-cell table:formula="of:=1-([.M53]-[.N53])/[.M53]" office:value-type="float" office:value="0.482" calcext:value-type="float">
            <text:p>0.48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82.65" calcext:value-type="float">
            <text:p>-82.65</text:p>
          </table:table-cell>
          <table:table-cell table:formula="of:=10^([.B54]/10)" office:value-type="float" office:value="0.00000000543250331492433" calcext:value-type="float">
            <text:p>5.43250331492433E-09</text:p>
          </table:table-cell>
          <table:table-cell office:value-type="float" office:value="-60.8" calcext:value-type="float">
            <text:p>-60.8</text:p>
          </table:table-cell>
          <table:table-cell table:formula="of:=10^([.D54]/10)" office:value-type="float" office:value="0.000000831763771102671" calcext:value-type="float">
            <text:p>8.31763771102671E-07</text:p>
          </table:table-cell>
          <table:table-cell office:value-type="float" office:value="-52.95" calcext:value-type="float">
            <text:p>-52.95</text:p>
          </table:table-cell>
          <table:table-cell table:formula="of:=10^([.F54]/10)" office:value-type="float" office:value="0.00000506990708274704" calcext:value-type="float">
            <text:p>5.06990708274704E-06</text:p>
          </table:table-cell>
          <table:table-cell table:formula="of:=10*LOG10([.I54])" office:value-type="float" office:value="-7.87380209120021" calcext:value-type="float">
            <text:p>-7.87380209120021</text:p>
          </table:table-cell>
          <table:table-cell table:formula="of:=([.E54]-[.C54])/([.G54]-[.C54])" office:value-type="float" office:value="0.163162289557864" calcext:value-type="float">
            <text:p>0.163162289557864</text:p>
          </table:table-cell>
          <table:table-cell office:value-type="string" calcext:value-type="string">
            <text:p>Whole Band</text:p>
          </table:table-cell>
          <table:table-cell office:value-type="string" calcext:value-type="string">
            <text:p>Yes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office:value-type="float" office:value="642" calcext:value-type="float">
            <text:p>642</text:p>
          </table:table-cell>
          <table:table-cell table:formula="of:=1-([.M54]-[.N54])/[.M54]" office:value-type="float" office:value="0.642" calcext:value-type="float">
            <text:p>0.6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82.6" calcext:value-type="float">
            <text:p>-82.6</text:p>
          </table:table-cell>
          <table:table-cell table:formula="of:=10^([.B55]/10)" office:value-type="float" office:value="0.00000000549540873857625" calcext:value-type="float">
            <text:p>5.49540873857625E-09</text:p>
          </table:table-cell>
          <table:table-cell office:value-type="float" office:value="-60.5" calcext:value-type="float">
            <text:p>-60.5</text:p>
          </table:table-cell>
          <table:table-cell table:formula="of:=10^([.D55]/10)" office:value-type="float" office:value="0.000000891250938133746" calcext:value-type="float">
            <text:p>8.91250938133746E-07</text:p>
          </table:table-cell>
          <table:table-cell office:value-type="float" office:value="-52.05" calcext:value-type="float">
            <text:p>-52.05</text:p>
          </table:table-cell>
          <table:table-cell table:formula="of:=10^([.F55]/10)" office:value-type="float" office:value="0.00000623734835482419" calcext:value-type="float">
            <text:p>6.23734835482419E-06</text:p>
          </table:table-cell>
          <table:table-cell table:formula="of:=10*LOG10([.I55])" office:value-type="float" office:value="-8.47303324547697" calcext:value-type="float">
            <text:p>-8.47303324547697</text:p>
          </table:table-cell>
          <table:table-cell table:formula="of:=([.E55]-[.C55])/([.G55]-[.C55])" office:value-type="float" office:value="0.142133573602942" calcext:value-type="float">
            <text:p>0.142133573602942</text:p>
          </table:table-cell>
          <table:table-cell office:value-type="string" calcext:value-type="string">
            <text:p>Whole Band</text:p>
          </table:table-cell>
          <table:table-cell office:value-type="string" calcext:value-type="string">
            <text:p>Yes</text:p>
          </table:table-cell>
          <table:table-cell office:value-type="float" office:value="22" calcext:value-type="float">
            <text:p>22</text:p>
          </table:table-cell>
          <table:table-cell office:value-type="float" office:value="2000" calcext:value-type="float">
            <text:p>2000</text:p>
          </table:table-cell>
          <table:table-cell table:formula="of:=800+787" office:value-type="float" office:value="1587" calcext:value-type="float">
            <text:p>1587</text:p>
          </table:table-cell>
          <table:table-cell table:formula="of:=1-([.M55]-[.N55])/[.M55]" office:value-type="float" office:value="0.7935" calcext:value-type="float">
            <text:p>0.79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82.6" calcext:value-type="float">
            <text:p>-82.6</text:p>
          </table:table-cell>
          <table:table-cell table:formula="of:=10^([.B56]/10)" office:value-type="float" office:value="0.00000000549540873857625" calcext:value-type="float">
            <text:p>5.49540873857625E-09</text:p>
          </table:table-cell>
          <table:table-cell office:value-type="float" office:value="-60.15" calcext:value-type="float">
            <text:p>-60.15</text:p>
          </table:table-cell>
          <table:table-cell table:formula="of:=10^([.D56]/10)" office:value-type="float" office:value="0.000000966050878989814" calcext:value-type="float">
            <text:p>9.66050878989814E-07</text:p>
          </table:table-cell>
          <table:table-cell office:value-type="float" office:value="-51.1" calcext:value-type="float">
            <text:p>-51.1</text:p>
          </table:table-cell>
          <table:table-cell table:formula="of:=10^([.F56]/10)" office:value-type="float" office:value="0.00000776247116628691" calcext:value-type="float">
            <text:p>7.76247116628691E-06</text:p>
          </table:table-cell>
          <table:table-cell table:formula="of:=10*LOG10([.I56])" office:value-type="float" office:value="-9.07169984567431" calcext:value-type="float">
            <text:p>-9.07169984567431</text:p>
          </table:table-cell>
          <table:table-cell table:formula="of:=([.E56]-[.C56])/([.G56]-[.C56])" office:value-type="float" office:value="0.123831181155429" calcext:value-type="float">
            <text:p>0.123831181155429</text:p>
          </table:table-cell>
          <table:table-cell office:value-type="string" calcext:value-type="string">
            <text:p>Whole Band</text:p>
          </table:table-cell>
          <table:table-cell office:value-type="string" calcext:value-type="string">
            <text:p>Yes</text:p>
          </table:table-cell>
          <table:table-cell office:value-type="float" office:value="23" calcext:value-type="float">
            <text:p>23</text:p>
          </table:table-cell>
          <table:table-cell office:value-type="float" office:value="2000" calcext:value-type="float">
            <text:p>2000</text:p>
          </table:table-cell>
          <table:table-cell table:formula="of:=942+951" office:value-type="float" office:value="1893" calcext:value-type="float">
            <text:p>1893</text:p>
          </table:table-cell>
          <table:table-cell table:formula="of:=1-([.M56]-[.N56])/[.M56]" office:value-type="float" office:value="0.9465" calcext:value-type="float">
            <text:p>0.946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82.6" calcext:value-type="float">
            <text:p>-82.6</text:p>
          </table:table-cell>
          <table:table-cell table:formula="of:=10^([.B57]/10)" office:value-type="float" office:value="0.00000000549540873857625" calcext:value-type="float">
            <text:p>5.49540873857625E-09</text:p>
          </table:table-cell>
          <table:table-cell office:value-type="float" office:value="-60.6" calcext:value-type="float">
            <text:p>-60.6</text:p>
          </table:table-cell>
          <table:table-cell table:formula="of:=10^([.D57]/10)" office:value-type="float" office:value="0.00000087096358995608" calcext:value-type="float">
            <text:p>8.7096358995608E-07</text:p>
          </table:table-cell>
          <table:table-cell office:value-type="float" office:value="-50.15" calcext:value-type="float">
            <text:p>-50.15</text:p>
          </table:table-cell>
          <table:table-cell table:formula="of:=10^([.F57]/10)" office:value-type="float" office:value="0.00000966050878989814" calcext:value-type="float">
            <text:p>9.66050878989814E-06</text:p>
          </table:table-cell>
          <table:table-cell table:formula="of:=10*LOG10([.I57])" office:value-type="float" office:value="-10.4750177427083" calcext:value-type="float">
            <text:p>-10.4750177427083</text:p>
          </table:table-cell>
          <table:table-cell table:formula="of:=([.E57]-[.C57])/([.G57]-[.C57])" office:value-type="float" office:value="0.0896392523811874" calcext:value-type="float">
            <text:p>0.089639252381187</text:p>
          </table:table-cell>
          <table:table-cell office:value-type="string" calcext:value-type="string">
            <text:p>Whole Band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table:formula="of:=995+886" office:value-type="float" office:value="1881" calcext:value-type="float">
            <text:p>1881</text:p>
          </table:table-cell>
          <table:table-cell table:formula="of:=1-([.M57]-[.N57])/[.M57]" office:value-type="float" office:value="0.9405" calcext:value-type="float">
            <text:p>0.94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82.65" calcext:value-type="float">
            <text:p>-82.65</text:p>
          </table:table-cell>
          <table:table-cell table:formula="of:=10^([.B58]/10)" office:value-type="float" office:value="0.00000000543250331492433" calcext:value-type="float">
            <text:p>5.43250331492433E-09</text:p>
          </table:table-cell>
          <table:table-cell office:value-type="float" office:value="-60.25" calcext:value-type="float">
            <text:p>-60.25</text:p>
          </table:table-cell>
          <table:table-cell table:formula="of:=10^([.D58]/10)" office:value-type="float" office:value="0.000000944060876285923" calcext:value-type="float">
            <text:p>9.44060876285923E-07</text:p>
          </table:table-cell>
          <table:table-cell office:value-type="float" office:value="-49.35" calcext:value-type="float">
            <text:p>-49.35</text:p>
          </table:table-cell>
          <table:table-cell table:formula="of:=10^([.F58]/10)" office:value-type="float" office:value="0.0000116144861384034" calcext:value-type="float">
            <text:p>1.16144861384034E-05</text:p>
          </table:table-cell>
          <table:table-cell table:formula="of:=10*LOG10([.I58])" office:value-type="float" office:value="-10.9230313970712" calcext:value-type="float">
            <text:p>-10.9230313970712</text:p>
          </table:table-cell>
          <table:table-cell table:formula="of:=([.E58]-[.C58])/([.G58]-[.C58])" office:value-type="float" office:value="0.0808531343273309" calcext:value-type="float">
            <text:p>0.080853134327331</text:p>
          </table:table-cell>
          <table:table-cell office:value-type="string" calcext:value-type="string">
            <text:p>Whole Band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1-([.M58]-[.N58])/[.M5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82.6" calcext:value-type="float">
            <text:p>-82.6</text:p>
          </table:table-cell>
          <table:table-cell table:formula="of:=10^([.B59]/10)" office:value-type="float" office:value="0.00000000549540873857625" calcext:value-type="float">
            <text:p>5.49540873857625E-09</text:p>
          </table:table-cell>
          <table:table-cell office:value-type="float" office:value="-60.45" calcext:value-type="float">
            <text:p>-60.45</text:p>
          </table:table-cell>
          <table:table-cell table:formula="of:=10^([.D59]/10)" office:value-type="float" office:value="0.000000901571137605957" calcext:value-type="float">
            <text:p>9.01571137605957E-07</text:p>
          </table:table-cell>
          <table:table-cell office:value-type="float" office:value="-44.9" calcext:value-type="float">
            <text:p>-44.9</text:p>
          </table:table-cell>
          <table:table-cell table:formula="of:=10^([.F59]/10)" office:value-type="float" office:value="0.0000323593656929628" calcext:value-type="float">
            <text:p>3.23593656929628E-05</text:p>
          </table:table-cell>
          <table:table-cell table:formula="of:=10*LOG10([.I59])" office:value-type="float" office:value="-15.5758152578154" calcext:value-type="float">
            <text:p>-15.5758152578154</text:p>
          </table:table-cell>
          <table:table-cell table:formula="of:=([.E59]-[.C59])/([.G59]-[.C59])" office:value-type="float" office:value="0.0276960907920901" calcext:value-type="float">
            <text:p>0.02769609079209</text:p>
          </table:table-cell>
          <table:table-cell office:value-type="string" calcext:value-type="string">
            <text:p>Whole Band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1-([.M59]-[.N59])/[.M5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10^([.B60]/10)" office:value-type="float" office:value="1" calcext:value-type="float">
            <text:p>1</text:p>
          </table:table-cell>
          <table:table-cell/>
          <table:table-cell table:formula="of:=10^([.D60]/10)" office:value-type="float" office:value="1" calcext:value-type="float">
            <text:p>1</text:p>
          </table:table-cell>
          <table:table-cell/>
          <table:table-cell table:formula="of:=10^([.F60]/10)" office:value-type="float" office:value="1" calcext:value-type="float">
            <text:p>1</text:p>
          </table:table-cell>
          <table:table-cell table:formula="of:=10*LOG10([.I60])" office:value-type="string" office:string-value="" calcext:value-type="error">
            <text:p>#DIV/0!</text:p>
          </table:table-cell>
          <table:table-cell table:formula="of:=([.E60]-[.C60])/([.G60]-[.C60])" office:value-type="string" office:string-value="" calcext:value-type="error">
            <text:p>#DIV/0!</text:p>
          </table:table-cell>
          <table:table-cell table:number-columns-repeated="5"/>
          <table:table-cell table:formula="of:=1-([.M60]-[.N60])/[.M60]" office:value-type="string" office:string-value="" calcext:value-type="error">
            <text:p>#DIV/0!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/>
          <table:table-cell table:style-name="ce1" table:formula="of:=10^([.B61]/10)" office:value-type="float" office:value="1" calcext:value-type="float">
            <text:p>1</text:p>
          </table:table-cell>
          <table:table-cell table:style-name="ce1"/>
          <table:table-cell table:style-name="ce1" table:formula="of:=10^([.D61]/10)" office:value-type="float" office:value="1" calcext:value-type="float">
            <text:p>1</text:p>
          </table:table-cell>
          <table:table-cell table:style-name="ce1"/>
          <table:table-cell table:style-name="ce1" table:formula="of:=10^([.F61]/10)" office:value-type="float" office:value="1" calcext:value-type="float">
            <text:p>1</text:p>
          </table:table-cell>
          <table:table-cell table:style-name="ce1" table:formula="of:=10*LOG10([.I61])" office:value-type="string" office:string-value="" calcext:value-type="error">
            <text:p>#DIV/0!</text:p>
          </table:table-cell>
          <table:table-cell table:style-name="ce1" table:formula="of:=([.E61]-[.C61])/([.G61]-[.C61])" office:value-type="string" office:string-value="" calcext:value-type="error">
            <text:p>#DIV/0!</text:p>
          </table:table-cell>
          <table:table-cell table:style-name="ce1" table:number-columns-repeated="5"/>
          <table:table-cell table:style-name="ce1" table:formula="of:=1-([.M61]-[.N61])/[.M61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 style:data-style-name="N2" text:time-value="10:11:02.9326015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5T10:47:44.476153003</meta:creation-date>
    <meta:generator>LibreOffice/6.0.7.3$Linux_X86_64 LibreOffice_project/00m0$Build-3</meta:generator>
    <dc:date>2019-05-29T18:08:00.741010847</dc:date>
    <meta:editing-duration>P1DT1H27M47S</meta:editing-duration>
    <meta:editing-cycles>41</meta:editing-cycles>
    <meta:document-statistic meta:table-count="1" meta:cell-count="899" meta:object-count="0"/>
  </office:meta>
</office:document-meta>
</file>